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paragraph-rsid="00272da6"/>
    </style:style>
    <style:style style:name="P28" style:family="paragraph" style:parent-style-name="Standard">
      <style:paragraph-properties fo:text-align="justify" style:justify-single-word="false"/>
    </style:style>
    <style:style style:name="P29" style:family="paragraph" style:parent-style-name="Standard">
      <style:paragraph-properties fo:text-align="justify" style:justify-single-word="false"/>
      <style:text-properties officeooo:paragraph-rsid="00272da6"/>
    </style:style>
    <style:style style:name="P30" style:family="paragraph" style:parent-style-name="Standard">
      <style:text-properties officeooo:rsid="00272da6" officeooo:paragraph-rsid="00272da6"/>
    </style:style>
    <style:style style:name="P31" style:family="paragraph" style:parent-style-name="Standard">
      <style:text-properties officeooo:rsid="00272da6" officeooo:paragraph-rsid="002b129f"/>
    </style:style>
    <style:style style:name="P32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33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34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35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36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37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38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39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40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41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42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43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44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45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46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47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48" style:family="paragraph" style:parent-style-name="Standard">
      <style:text-properties officeooo:rsid="00272da6" officeooo:paragraph-rsid="002c3bd6"/>
    </style:style>
    <style:style style:name="P49" style:family="paragraph" style:parent-style-name="Standard">
      <style:text-properties officeooo:rsid="00272da6" officeooo:paragraph-rsid="0030c406"/>
    </style:style>
    <style:style style:name="P50" style:family="paragraph" style:parent-style-name="Standard">
      <style:text-properties officeooo:rsid="00272da6" officeooo:paragraph-rsid="00354618"/>
    </style:style>
    <style:style style:name="P51" style:family="paragraph" style:parent-style-name="Standard">
      <style:text-properties officeooo:rsid="00272da6" officeooo:paragraph-rsid="00370f83"/>
    </style:style>
    <style:style style:name="P52" style:family="paragraph" style:parent-style-name="Standard">
      <style:text-properties officeooo:rsid="00272da6" officeooo:paragraph-rsid="00392197"/>
    </style:style>
    <style:style style:name="P53" style:family="paragraph" style:parent-style-name="Standard">
      <style:text-properties officeooo:rsid="00272da6" officeooo:paragraph-rsid="003ac64b"/>
    </style:style>
    <style:style style:name="P54" style:family="paragraph" style:parent-style-name="Standard">
      <style:text-properties officeooo:rsid="00272da6" officeooo:paragraph-rsid="004203a3"/>
    </style:style>
    <style:style style:name="P55" style:family="paragraph" style:parent-style-name="Standard">
      <style:text-properties officeooo:rsid="00272da6" officeooo:paragraph-rsid="0043c249"/>
    </style:style>
    <style:style style:name="P56" style:family="paragraph" style:parent-style-name="Standard">
      <style:text-properties officeooo:rsid="00272da6" officeooo:paragraph-rsid="00473b51"/>
    </style:style>
    <style:style style:name="P57" style:family="paragraph" style:parent-style-name="Standard">
      <style:text-properties officeooo:rsid="00272da6" officeooo:paragraph-rsid="004aafba"/>
    </style:style>
    <style:style style:name="P58" style:family="paragraph" style:parent-style-name="Standard">
      <style:text-properties officeooo:rsid="00272da6" officeooo:paragraph-rsid="004e6e89"/>
    </style:style>
    <style:style style:name="P59" style:family="paragraph" style:parent-style-name="Standard">
      <style:text-properties officeooo:rsid="00272da6" officeooo:paragraph-rsid="0054f650"/>
    </style:style>
    <style:style style:name="P60" style:family="paragraph" style:parent-style-name="Standard">
      <style:text-properties officeooo:rsid="00272da6" officeooo:paragraph-rsid="006dec2c"/>
    </style:style>
    <style:style style:name="P61" style:family="paragraph" style:parent-style-name="Standard">
      <style:text-properties officeooo:rsid="00272da6" officeooo:paragraph-rsid="007209f4"/>
    </style:style>
    <style:style style:name="P62" style:family="paragraph" style:parent-style-name="Standard">
      <style:text-properties officeooo:rsid="00272da6" officeooo:paragraph-rsid="007317f2"/>
    </style:style>
    <style:style style:name="P63" style:family="paragraph" style:parent-style-name="Standard">
      <style:text-properties officeooo:rsid="00272da6" officeooo:paragraph-rsid="0077d107"/>
    </style:style>
    <style:style style:name="P64" style:family="paragraph" style:parent-style-name="Standard">
      <style:text-properties officeooo:paragraph-rsid="002b129f"/>
    </style:style>
    <style:style style:name="P65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66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67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68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69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70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71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72" style:family="paragraph" style:parent-style-name="Standard">
      <style:text-properties officeooo:paragraph-rsid="002c3bd6"/>
    </style:style>
    <style:style style:name="P73" style:family="paragraph" style:parent-style-name="Standard">
      <style:text-properties officeooo:paragraph-rsid="0030c406"/>
    </style:style>
    <style:style style:name="P74" style:family="paragraph" style:parent-style-name="Standard">
      <style:text-properties officeooo:paragraph-rsid="00354618"/>
    </style:style>
    <style:style style:name="P75" style:family="paragraph" style:parent-style-name="Standard">
      <style:text-properties officeooo:paragraph-rsid="00370f83"/>
    </style:style>
    <style:style style:name="P76" style:family="paragraph" style:parent-style-name="Standard">
      <style:text-properties officeooo:paragraph-rsid="003ac64b"/>
    </style:style>
    <style:style style:name="P77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78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Standard">
      <style:text-properties officeooo:paragraph-rsid="004203a3"/>
    </style:style>
    <style:style style:name="P80" style:family="paragraph" style:parent-style-name="Standard">
      <style:text-properties officeooo:paragraph-rsid="0043c249"/>
    </style:style>
    <style:style style:name="P81" style:family="paragraph" style:parent-style-name="Standard">
      <style:text-properties officeooo:paragraph-rsid="00473b51"/>
    </style:style>
    <style:style style:name="P82" style:family="paragraph" style:parent-style-name="Standard">
      <style:text-properties officeooo:paragraph-rsid="004aafba"/>
    </style:style>
    <style:style style:name="P83" style:family="paragraph" style:parent-style-name="Standard">
      <style:text-properties officeooo:paragraph-rsid="004e6e89"/>
    </style:style>
    <style:style style:name="P84" style:family="paragraph" style:parent-style-name="Standard">
      <style:text-properties officeooo:paragraph-rsid="005318d7"/>
    </style:style>
    <style:style style:name="P85" style:family="paragraph" style:parent-style-name="Standard">
      <style:text-properties officeooo:paragraph-rsid="0054f650"/>
    </style:style>
    <style:style style:name="P8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Standard">
      <style:text-properties officeooo:paragraph-rsid="006dec2c"/>
    </style:style>
    <style:style style:name="P93" style:family="paragraph" style:parent-style-name="Standard">
      <style:text-properties officeooo:paragraph-rsid="007209f4"/>
    </style:style>
    <style:style style:name="P94" style:family="paragraph" style:parent-style-name="Standard">
      <style:text-properties officeooo:paragraph-rsid="007317f2"/>
    </style:style>
    <style:style style:name="P95" style:family="paragraph" style:parent-style-name="Standard">
      <style:text-properties officeooo:paragraph-rsid="0077d107"/>
    </style:style>
    <style:style style:name="P96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0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0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02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0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04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05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06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0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0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0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1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1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1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1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1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7209f4" style:font-size-asian="10pt"/>
    </style:style>
    <style:style style:name="P1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7209f4" style:font-size-asian="10pt"/>
    </style:style>
    <style:style style:name="P1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style:font-size-asian="10pt"/>
    </style:style>
    <style:style style:name="P1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7209f4" style:font-size-asian="10pt"/>
    </style:style>
    <style:style style:name="P1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" fo:font-size="10pt" fo:font-weight="bold" officeooo:paragraph-rsid="007209f4" style:font-size-asian="10pt" style:font-weight-asian="bold"/>
    </style:style>
    <style:style style:name="P12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34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135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1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8" style:family="paragraph" style:parent-style-name="Heading_20_1" style:master-page-name="Cos">
      <style:paragraph-properties fo:text-align="center" style:justify-single-word="false" style:page-number="auto"/>
    </style:style>
    <style:style style:name="P139" style:family="paragraph" style:parent-style-name="Heading_20_1">
      <style:paragraph-properties fo:break-before="page"/>
      <style:text-properties officeooo:rsid="002e6a31" officeooo:paragraph-rsid="002e6a31"/>
    </style:style>
    <style:style style:name="P140" style:family="paragraph" style:parent-style-name="Heading_20_2">
      <style:text-properties officeooo:rsid="0026b597" officeooo:paragraph-rsid="002e6a31"/>
    </style:style>
    <style:style style:name="P141" style:family="paragraph" style:parent-style-name="Heading_20_2">
      <style:paragraph-properties fo:break-before="page"/>
      <style:text-properties officeooo:rsid="0026b597" officeooo:paragraph-rsid="002b129f"/>
    </style:style>
    <style:style style:name="P142" style:family="paragraph" style:parent-style-name="Heading_20_2">
      <style:paragraph-properties fo:break-before="page"/>
      <style:text-properties officeooo:rsid="0026b597" officeooo:paragraph-rsid="002c3bd6"/>
    </style:style>
    <style:style style:name="P143" style:family="paragraph" style:parent-style-name="Heading_20_2">
      <style:paragraph-properties fo:break-before="page"/>
      <style:text-properties officeooo:rsid="0026b597" officeooo:paragraph-rsid="0030c406"/>
    </style:style>
    <style:style style:name="P144" style:family="paragraph" style:parent-style-name="Heading_20_2">
      <style:paragraph-properties fo:break-before="page"/>
      <style:text-properties officeooo:rsid="0026b597" officeooo:paragraph-rsid="00354618"/>
    </style:style>
    <style:style style:name="P145" style:family="paragraph" style:parent-style-name="Heading_20_2">
      <style:paragraph-properties fo:break-before="page"/>
      <style:text-properties officeooo:rsid="0026b597" officeooo:paragraph-rsid="00370f83"/>
    </style:style>
    <style:style style:name="P146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147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148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149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150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151" style:family="paragraph" style:parent-style-name="Heading_20_2">
      <style:paragraph-properties fo:break-before="page"/>
      <style:text-properties officeooo:rsid="004e6e89" officeooo:paragraph-rsid="004e6e89"/>
    </style:style>
    <style:style style:name="P152" style:family="paragraph" style:parent-style-name="Heading_20_2">
      <style:paragraph-properties fo:break-before="page"/>
      <style:text-properties officeooo:rsid="004e6e89" officeooo:paragraph-rsid="0054f650"/>
    </style:style>
    <style:style style:name="P153" style:family="paragraph" style:parent-style-name="Heading_20_2">
      <style:paragraph-properties fo:break-before="page"/>
      <style:text-properties officeooo:rsid="004e6e89" officeooo:paragraph-rsid="007317f2"/>
    </style:style>
    <style:style style:name="P154" style:family="paragraph" style:parent-style-name="Heading_20_2">
      <style:paragraph-properties fo:break-before="page"/>
      <style:text-properties officeooo:paragraph-rsid="006dec2c"/>
    </style:style>
    <style:style style:name="P155" style:family="paragraph" style:parent-style-name="Heading_20_2">
      <style:paragraph-properties fo:break-before="page"/>
      <style:text-properties officeooo:paragraph-rsid="007209f4"/>
    </style:style>
    <style:style style:name="P156" style:family="paragraph" style:parent-style-name="Heading_20_2">
      <style:paragraph-properties fo:break-before="page"/>
      <style:text-properties officeooo:paragraph-rsid="0077d107"/>
    </style:style>
    <style:style style:name="P157" style:family="paragraph" style:parent-style-name="Heading_20_2">
      <style:paragraph-properties fo:break-before="page"/>
      <style:text-properties officeooo:paragraph-rsid="007317f2"/>
    </style:style>
    <style:style style:name="P158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159" style:family="paragraph" style:parent-style-name="Standard" style:list-style-name="L10">
      <style:text-properties officeooo:paragraph-rsid="0030c406"/>
    </style:style>
    <style:style style:name="P160" style:family="paragraph" style:parent-style-name="Standard" style:list-style-name="L10">
      <style:text-properties officeooo:paragraph-rsid="00354618"/>
    </style:style>
    <style:style style:name="P161" style:family="paragraph" style:parent-style-name="Standard" style:list-style-name="L10">
      <style:text-properties officeooo:paragraph-rsid="00370f83"/>
    </style:style>
    <style:style style:name="P162" style:family="paragraph" style:parent-style-name="Standard" style:list-style-name="L10">
      <style:text-properties officeooo:paragraph-rsid="003ac64b"/>
    </style:style>
    <style:style style:name="P163" style:family="paragraph" style:parent-style-name="Standard" style:list-style-name="L10">
      <style:text-properties officeooo:paragraph-rsid="004203a3"/>
    </style:style>
    <style:style style:name="P164" style:family="paragraph" style:parent-style-name="Standard" style:list-style-name="L10">
      <style:text-properties officeooo:paragraph-rsid="0043c249"/>
    </style:style>
    <style:style style:name="P165" style:family="paragraph" style:parent-style-name="Standard" style:list-style-name="L10">
      <style:text-properties officeooo:paragraph-rsid="00473b51"/>
    </style:style>
    <style:style style:name="P166" style:family="paragraph" style:parent-style-name="Standard" style:list-style-name="L10">
      <style:text-properties officeooo:paragraph-rsid="004aafba"/>
    </style:style>
    <style:style style:name="P167" style:family="paragraph" style:parent-style-name="Standard" style:list-style-name="L10">
      <style:text-properties officeooo:paragraph-rsid="004e6e89"/>
    </style:style>
    <style:style style:name="P168" style:family="paragraph" style:parent-style-name="Standard" style:list-style-name="L10">
      <style:text-properties officeooo:paragraph-rsid="0054f650"/>
    </style:style>
    <style:style style:name="P169" style:family="paragraph" style:parent-style-name="Standard" style:list-style-name="L10">
      <style:text-properties officeooo:rsid="00571589" officeooo:paragraph-rsid="0054f650"/>
    </style:style>
    <style:style style:name="P170" style:family="paragraph" style:parent-style-name="Standard" style:list-style-name="L42">
      <style:text-properties officeooo:rsid="00571589" officeooo:paragraph-rsid="007209f4"/>
    </style:style>
    <style:style style:name="P171" style:family="paragraph" style:parent-style-name="Standard" style:list-style-name="L27">
      <style:text-properties officeooo:paragraph-rsid="006dec2c"/>
    </style:style>
    <style:style style:name="P172" style:family="paragraph" style:parent-style-name="Standard" style:list-style-name="L27">
      <style:text-properties officeooo:paragraph-rsid="0074214e"/>
    </style:style>
    <style:style style:name="P173" style:family="paragraph" style:parent-style-name="Standard" style:list-style-name="L27">
      <style:text-properties officeooo:paragraph-rsid="0077d034"/>
    </style:style>
    <style:style style:name="P174" style:family="paragraph" style:parent-style-name="Standard" style:list-style-name="L27">
      <style:text-properties officeooo:paragraph-rsid="007a553e"/>
    </style:style>
    <style:style style:name="P175" style:family="paragraph" style:parent-style-name="Standard" style:list-style-name="L27">
      <style:text-properties officeooo:paragraph-rsid="00806990"/>
    </style:style>
    <style:style style:name="P176" style:family="paragraph" style:parent-style-name="Standard" style:list-style-name="L34">
      <style:text-properties officeooo:paragraph-rsid="007209f4"/>
    </style:style>
    <style:style style:name="P177" style:family="paragraph" style:parent-style-name="Standard" style:list-style-name="L39">
      <style:text-properties officeooo:paragraph-rsid="0077d107"/>
    </style:style>
    <style:style style:name="P178" style:family="paragraph" style:parent-style-name="Standard" style:list-style-name="L42">
      <style:text-properties officeooo:paragraph-rsid="007209f4"/>
    </style:style>
    <style:style style:name="P179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180" style:family="paragraph" style:parent-style-name="Standard">
      <style:text-properties officeooo:paragraph-rsid="007317f2"/>
    </style:style>
    <style:style style:name="P181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182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183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184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185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186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187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188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189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190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191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192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193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194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195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196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197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98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199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200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201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202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203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204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05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06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07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08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09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10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11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12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213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14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15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16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17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218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219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220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21" style:family="paragraph" style:parent-style-name="Text_20_body" style:list-style-name="L1">
      <style:text-properties officeooo:paragraph-rsid="002b129f"/>
    </style:style>
    <style:style style:name="P222" style:family="paragraph" style:parent-style-name="Text_20_body" style:list-style-name="L1">
      <style:text-properties officeooo:paragraph-rsid="002c3bd6"/>
    </style:style>
    <style:style style:name="P223" style:family="paragraph" style:parent-style-name="Text_20_body" style:list-style-name="L1">
      <style:text-properties officeooo:rsid="0103ba70" officeooo:paragraph-rsid="0026b597"/>
    </style:style>
    <style:style style:name="P224" style:family="paragraph" style:parent-style-name="Text_20_body" style:list-style-name="L7"/>
    <style:style style:name="P225" style:family="paragraph" style:parent-style-name="Text_20_body" style:list-style-name="L9"/>
    <style:style style:name="P226" style:family="paragraph" style:parent-style-name="Text_20_body" style:list-style-name="L2">
      <style:paragraph-properties fo:margin-top="0cm" fo:margin-bottom="0cm" loext:contextual-spacing="false"/>
    </style:style>
    <style:style style:name="P227" style:family="paragraph" style:parent-style-name="Text_20_body" style:list-style-name="L3">
      <style:paragraph-properties fo:margin-top="0cm" fo:margin-bottom="0cm" loext:contextual-spacing="false"/>
    </style:style>
    <style:style style:name="P228" style:family="paragraph" style:parent-style-name="Text_20_body" style:list-style-name="L4">
      <style:paragraph-properties fo:margin-top="0cm" fo:margin-bottom="0cm" loext:contextual-spacing="false"/>
    </style:style>
    <style:style style:name="P229" style:family="paragraph" style:parent-style-name="Text_20_body" style:list-style-name="L5">
      <style:paragraph-properties fo:margin-top="0cm" fo:margin-bottom="0cm" loext:contextual-spacing="false"/>
    </style:style>
    <style:style style:name="P230" style:family="paragraph" style:parent-style-name="Text_20_body" style:list-style-name="L6">
      <style:paragraph-properties fo:margin-top="0cm" fo:margin-bottom="0cm" loext:contextual-spacing="false"/>
    </style:style>
    <style:style style:name="P23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1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0" style:family="text">
      <style:text-properties officeooo:rsid="002e6a31"/>
    </style:style>
    <style:style style:name="T21" style:family="text">
      <style:text-properties fo:font-style="italic" officeooo:rsid="00306dc3" style:font-style-asian="italic" style:font-style-complex="italic"/>
    </style:style>
    <style:style style:name="T22" style:family="text">
      <style:text-properties fo:font-style="italic" officeooo:rsid="0071b02f" style:font-style-asian="italic" style:font-style-complex="italic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25" style:family="text">
      <style:text-properties officeooo:rsid="00306dc3"/>
    </style:style>
    <style:style style:name="T26" style:family="text">
      <style:text-properties officeooo:rsid="0030c406"/>
    </style:style>
    <style:style style:name="T27" style:family="text">
      <style:text-properties officeooo:rsid="00354618"/>
    </style:style>
    <style:style style:name="T28" style:family="text">
      <style:text-properties officeooo:rsid="00370f83"/>
    </style:style>
    <style:style style:name="T29" style:family="text">
      <style:text-properties officeooo:rsid="003ac64b"/>
    </style:style>
    <style:style style:name="T30" style:family="text">
      <style:text-properties fo:color="#000000"/>
    </style:style>
    <style:style style:name="T31" style:family="text">
      <style:text-properties fo:color="#000000" style:font-name="Monospace" fo:font-size="10pt" fo:background-color="#ffffff" loext:char-shading-value="0" style:font-size-asian="10pt"/>
    </style:style>
    <style:style style:name="T32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33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color="#000000" style:font-name="Consolas" fo:font-size="10pt" style:font-size-asian="10pt"/>
    </style:style>
    <style:style style:name="T36" style:family="text">
      <style:text-properties fo:color="#000000" style:font-name="Consolas" fo:font-size="10pt" officeooo:rsid="00571589" style:font-size-asian="10pt"/>
    </style:style>
    <style:style style:name="T37" style:family="text">
      <style:text-properties fo:color="#2a00ff" style:font-name="Monospace" fo:font-size="10pt" fo:background-color="#ffffff" loext:char-shading-value="0" style:font-size-asian="10pt"/>
    </style:style>
    <style:style style:name="T38" style:family="text">
      <style:text-properties fo:color="#2a00ff" style:font-name="Consolas" fo:font-size="10pt" style:font-size-asian="10pt"/>
    </style:style>
    <style:style style:name="T39" style:family="text">
      <style:text-properties officeooo:rsid="003c009f"/>
    </style:style>
    <style:style style:name="T40" style:family="text">
      <style:text-properties officeooo:rsid="003c120d"/>
    </style:style>
    <style:style style:name="T41" style:family="text">
      <style:text-properties officeooo:rsid="0041c709"/>
    </style:style>
    <style:style style:name="T42" style:family="text">
      <style:text-properties officeooo:rsid="004203a3"/>
    </style:style>
    <style:style style:name="T43" style:family="text">
      <style:text-properties officeooo:rsid="0043c249"/>
    </style:style>
    <style:style style:name="T44" style:family="text">
      <style:text-properties officeooo:rsid="00473b51"/>
    </style:style>
    <style:style style:name="T45" style:family="text">
      <style:text-properties officeooo:rsid="004977b7"/>
    </style:style>
    <style:style style:name="T46" style:family="text">
      <style:text-properties officeooo:rsid="004aafba"/>
    </style:style>
    <style:style style:name="T47" style:family="text">
      <style:text-properties officeooo:rsid="004e6e89"/>
    </style:style>
    <style:style style:name="T48" style:family="text">
      <style:text-properties officeooo:rsid="0054f650"/>
    </style:style>
    <style:style style:name="T49" style:family="text">
      <style:text-properties officeooo:rsid="00571589"/>
    </style:style>
    <style:style style:name="T50" style:family="text">
      <style:text-properties fo:color="#7f0055" style:font-name="Consolas" fo:font-size="10pt" fo:font-weight="bold" style:font-size-asian="10pt" style:font-weight-asian="bold"/>
    </style:style>
    <style:style style:name="T51" style:family="text">
      <style:text-properties fo:color="#7f0055" fo:font-weight="bold" style:font-weight-asian="bold"/>
    </style:style>
    <style:style style:name="T52" style:family="text">
      <style:text-properties fo:color="#4000c8" style:font-name="Consolas" fo:font-size="10pt" fo:font-weight="bold" style:font-size-asian="10pt" style:font-weight-asian="bold"/>
    </style:style>
    <style:style style:name="T53" style:family="text">
      <style:text-properties style:font-name="Consolas" fo:font-size="10pt" style:font-size-asian="10pt"/>
    </style:style>
    <style:style style:name="T54" style:family="text">
      <style:text-properties officeooo:rsid="005dcbba"/>
    </style:style>
    <style:style style:name="T55" style:family="text">
      <style:text-properties officeooo:rsid="0064fc52"/>
    </style:style>
    <style:style style:name="T56" style:family="text">
      <style:text-properties officeooo:rsid="006bffc5"/>
    </style:style>
    <style:style style:name="T57" style:family="text">
      <style:text-properties officeooo:rsid="006b2d0a"/>
    </style:style>
    <style:style style:name="T58" style:family="text">
      <style:text-properties officeooo:rsid="006cee4d"/>
    </style:style>
    <style:style style:name="T59" style:family="text">
      <style:text-properties fo:color="#000080" style:font-name="Consolas" fo:font-size="10pt" style:font-size-asian="10pt"/>
    </style:style>
    <style:style style:name="T60" style:family="text">
      <style:text-properties fo:color="#0000ff" style:font-name="Consolas" fo:font-size="10pt" style:font-size-asian="10pt"/>
    </style:style>
    <style:style style:name="T61" style:family="text">
      <style:text-properties fo:color="#408080" style:font-name="Consolas" fo:font-size="10pt" style:font-size-asian="10pt"/>
    </style:style>
    <style:style style:name="T62" style:family="text">
      <style:text-properties fo:color="#007dc3" style:font-name="Calibri2" fo:font-size="18pt" officeooo:rsid="006a5a8c" style:font-size-asian="18pt" style:font-size-complex="18pt"/>
    </style:style>
    <style:style style:name="T63" style:family="text">
      <style:text-properties fo:color="#007dc3" style:font-name="Calibri2" fo:font-size="18pt" officeooo:rsid="001bba47" style:font-size-asian="18pt" style:font-size-complex="18pt"/>
    </style:style>
    <style:style style:name="T64" style:family="text">
      <style:text-properties fo:color="#007dc3" style:font-name="Calibri2" fo:font-size="18pt" officeooo:rsid="002651fa" style:font-size-asian="18pt" style:font-size-complex="18pt"/>
    </style:style>
    <style:style style:name="T65" style:family="text">
      <style:text-properties fo:color="#007dc3" style:font-name="Calibri2" fo:font-size="18pt" officeooo:rsid="006dec2c" style:font-size-asian="18pt" style:font-size-complex="18pt"/>
    </style:style>
    <style:style style:name="T66" style:family="text">
      <style:text-properties fo:color="#007dc3" style:font-name="Calibri2" fo:font-size="18pt" officeooo:rsid="007893cc" style:font-size-asian="18pt" style:font-size-complex="18pt"/>
    </style:style>
    <style:style style:name="T67" style:family="text">
      <style:text-properties fo:color="#007dc3" style:font-name="Calibri2" fo:font-size="18pt" officeooo:rsid="00817364" style:font-size-asian="18pt" style:font-size-complex="18pt"/>
    </style:style>
    <style:style style:name="T68" style:family="text">
      <style:text-properties fo:color="#007dc3" style:font-name="Calibri2" fo:font-size="18pt" officeooo:rsid="008299da" style:font-size-asian="18pt" style:font-size-complex="18pt"/>
    </style:style>
    <style:style style:name="T69" style:family="text">
      <style:text-properties fo:color="#007dc3" style:font-name="Calibri1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0" style:family="text">
      <style:text-properties fo:color="#007dc3" style:font-name="Calibri1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1" style:family="text">
      <style:text-properties fo:color="#007dc3" style:font-name="Calibri1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2" style:family="text">
      <style:text-properties fo:color="#007dc3" style:font-name="Calibri1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3" style:family="text">
      <style:text-properties fo:color="#007dc3" style:font-name="Calibri1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4" style:family="text">
      <style:text-properties fo:color="#007dc3" style:font-name="Calibri1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5" style:family="text">
      <style:text-properties fo:color="#007dc3" style:font-name="Calibri1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6" style:family="text">
      <style:text-properties fo:color="#007dc3" style:font-name="Calibri1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7" style:family="text">
      <style:text-properties fo:color="#007dc3" style:font-name="Calibri1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8" style:family="text">
      <style:text-properties fo:color="#007dc3" style:font-name="Calibri1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9" style:family="text">
      <style:text-properties officeooo:rsid="00726857"/>
    </style:style>
    <style:style style:name="T80" style:family="text">
      <style:text-properties officeooo:rsid="0076178f"/>
    </style:style>
    <style:style style:name="T81" style:family="text">
      <style:text-properties officeooo:rsid="0076e180"/>
    </style:style>
    <style:style style:name="T82" style:family="text">
      <style:text-properties officeooo:rsid="0074214e"/>
    </style:style>
    <style:style style:name="T83" style:family="text">
      <style:text-properties officeooo:rsid="0077d034"/>
    </style:style>
    <style:style style:name="T84" style:family="text">
      <style:text-properties officeooo:rsid="007af355"/>
    </style:style>
    <style:style style:name="T85" style:family="text">
      <style:text-properties officeooo:rsid="007893cc"/>
    </style:style>
    <style:style style:name="T86" style:family="text">
      <style:text-properties officeooo:rsid="007a553e"/>
    </style:style>
    <style:style style:name="T87" style:family="text">
      <style:text-properties officeooo:rsid="00806990"/>
    </style:style>
    <style:style style:name="T88" style:family="text">
      <style:text-properties officeooo:rsid="008299d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231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231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5">Control de versions d'HELIUM</text:p>
      <text:p text:style-name="P219"><text:span text:style-name="T62">2</text:span><text:span text:style-name="T68">1</text:span><text:span text:style-name="T63">d</text:span><text:span text:style-name="T65">e</text:span><text:span text:style-name="T66"> novembre</text:span><text:span text:style-name="T62"> </text:span><text:span text:style-name="T63">de </text:span><text:span text:style-name="T64">2019</text:span></text:p>
      <text:p text:style-name="P220">Serveis d’Administració Electrònica en el Govern de les Illes Balears</text:p>
      <text:p text:style-name="P103">Lot 3 (Serveis de tramitació d’expedients electrònics)</text:p>
      <text:p text:style-name="P103"/>
      <text:p text:style-name="P103"/>
      <text:p text:style-name="P103"/>
      <text:p text:style-name="P103"/>
      <text:p text:style-name="P104">Oficina Tècnica de Direcció de Projecte</text:p>
      <text:list xml:id="list2058313635" text:style-name="Outline">
        <text:list-header>
          <text:h text:style-name="P13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06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07">Data</text:p>
          </table:table-cell>
          <table:table-cell table:style-name="Taula1.B2" office:value-type="string">
            <text:p text:style-name="P108">Autor</text:p>
          </table:table-cell>
          <table:table-cell table:style-name="Taula1.B2" office:value-type="string">
            <text:p text:style-name="P108">Versió</text:p>
          </table:table-cell>
          <table:table-cell table:style-name="Taula1.D2" office:value-type="string">
            <text:p text:style-name="P108">Canvis</text:p>
          </table:table-cell>
        </table:table-row>
        <table:table-row table:style-name="Taula1.1">
          <table:table-cell table:style-name="Taula1.A3" office:value-type="string">
            <text:p text:style-name="P109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10">Limit Tecnologies</text:p>
          </table:table-cell>
          <table:table-cell table:style-name="Taula1.C3" office:value-type="string">
            <text:p text:style-name="P109">v1.0</text:p>
          </table:table-cell>
          <table:table-cell table:style-name="Taula1.D3" office:value-type="string">
            <text:p text:style-name="P109">Versió inicial</text:p>
          </table:table-cell>
        </table:table-row>
        <table:table-row table:style-name="Taula1.1">
          <table:table-cell table:style-name="Taula1.A4" office:value-type="string">
            <text:p text:style-name="P111"/>
          </table:table-cell>
          <table:table-cell table:style-name="Taula1.B4" office:value-type="string">
            <text:p text:style-name="P111"/>
          </table:table-cell>
          <table:table-cell table:style-name="Taula1.C4" office:value-type="string">
            <text:p text:style-name="P111"/>
          </table:table-cell>
          <table:table-cell table:style-name="Taula1.D4" office:value-type="string">
            <text:p text:style-name="P111"/>
          </table:table-cell>
        </table:table-row>
        <table:table-row table:style-name="Taula1.1">
          <table:table-cell table:style-name="Taula1.A5" office:value-type="string">
            <text:p text:style-name="P111"/>
          </table:table-cell>
          <table:table-cell table:style-name="Taula1.B5" office:value-type="string">
            <text:p text:style-name="P111"/>
          </table:table-cell>
          <table:table-cell table:style-name="Taula1.C5" office:value-type="string">
            <text:p text:style-name="P111"/>
          </table:table-cell>
          <table:table-cell table:style-name="Taula1.D5" office:value-type="string">
            <text:p text:style-name="P111"/>
          </table:table-cell>
        </table:table-row>
        <table:table-row table:style-name="Taula1.1">
          <table:table-cell table:style-name="Taula1.A6" office:value-type="string">
            <text:p text:style-name="P111"/>
          </table:table-cell>
          <table:table-cell table:style-name="Taula1.B6" office:value-type="string">
            <text:p text:style-name="P111"/>
          </table:table-cell>
          <table:table-cell table:style-name="Taula1.C6" office:value-type="string">
            <text:p text:style-name="P111"/>
          </table:table-cell>
          <table:table-cell table:style-name="Taula1.D6" office:value-type="string">
            <text:p text:style-name="P111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06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07">Nom</text:p>
          </table:table-cell>
          <table:table-cell table:style-name="Taula2.B2" office:value-type="string">
            <text:p text:style-name="P108">Data</text:p>
          </table:table-cell>
          <table:table-cell table:style-name="Taula2.C2" office:value-type="string">
            <text:p text:style-name="P108">Àrea, departament o empresa</text:p>
          </table:table-cell>
        </table:table-row>
        <table:table-row table:style-name="Taula2.1">
          <table:table-cell table:style-name="Taula2.A3" office:value-type="string">
            <text:p text:style-name="P109"/>
          </table:table-cell>
          <table:table-cell table:style-name="Taula2.B3" office:value-type="string">
            <text:p text:style-name="P109"/>
          </table:table-cell>
          <table:table-cell table:style-name="Taula2.C3" office:value-type="string">
            <text:p text:style-name="P109"/>
          </table:table-cell>
        </table:table-row>
        <table:table-row table:style-name="Taula2.1">
          <table:table-cell table:style-name="Taula2.A4" office:value-type="string">
            <text:p text:style-name="P111"/>
          </table:table-cell>
          <table:table-cell table:style-name="Taula2.B4" office:value-type="string">
            <text:p text:style-name="P111"/>
          </table:table-cell>
          <table:table-cell table:style-name="Taula2.C4" office:value-type="string">
            <text:p text:style-name="P111"/>
          </table:table-cell>
        </table:table-row>
        <table:table-row table:style-name="Taula2.1">
          <table:table-cell table:style-name="Taula2.A5" office:value-type="string">
            <text:p text:style-name="P111"/>
          </table:table-cell>
          <table:table-cell table:style-name="Taula2.B5" office:value-type="string">
            <text:p text:style-name="P111"/>
          </table:table-cell>
          <table:table-cell table:style-name="Taula2.C5" office:value-type="string">
            <text:p text:style-name="P111"/>
          </table:table-cell>
        </table:table-row>
        <table:table-row table:style-name="Taula2.1">
          <table:table-cell table:style-name="Taula2.A6" office:value-type="string">
            <text:p text:style-name="P111"/>
          </table:table-cell>
          <table:table-cell table:style-name="Taula2.B6" office:value-type="string">
            <text:p text:style-name="P111"/>
          </table:table-cell>
          <table:table-cell table:style-name="Taula2.C6" office:value-type="string">
            <text:p text:style-name="P111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06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07">Nom</text:p>
          </table:table-cell>
          <table:table-cell table:style-name="Taula3.B2" office:value-type="string">
            <text:p text:style-name="P108">Data</text:p>
          </table:table-cell>
          <table:table-cell table:style-name="Taula3.C2" office:value-type="string">
            <text:p text:style-name="P108">Àrea, departament o empresa</text:p>
          </table:table-cell>
        </table:table-row>
        <table:table-row table:style-name="Taula3.1">
          <table:table-cell table:style-name="Taula3.A3" office:value-type="string">
            <text:p text:style-name="P109"/>
          </table:table-cell>
          <table:table-cell table:style-name="Taula3.B3" office:value-type="string">
            <text:p text:style-name="P109"/>
          </table:table-cell>
          <table:table-cell table:style-name="Taula3.C3" office:value-type="string">
            <text:p text:style-name="P109"/>
          </table:table-cell>
        </table:table-row>
        <table:table-row table:style-name="Taula3.1">
          <table:table-cell table:style-name="Taula3.A4" office:value-type="string">
            <text:p text:style-name="P111"/>
          </table:table-cell>
          <table:table-cell table:style-name="Taula3.B4" office:value-type="string">
            <text:p text:style-name="P111"/>
          </table:table-cell>
          <table:table-cell table:style-name="Taula3.C4" office:value-type="string">
            <text:p text:style-name="P111"/>
          </table:table-cell>
        </table:table-row>
        <table:table-row table:style-name="Taula3.1">
          <table:table-cell table:style-name="Taula3.A5" office:value-type="string">
            <text:p text:style-name="P111"/>
          </table:table-cell>
          <table:table-cell table:style-name="Taula3.B5" office:value-type="string">
            <text:p text:style-name="P111"/>
          </table:table-cell>
          <table:table-cell table:style-name="Taula3.C5" office:value-type="string">
            <text:p text:style-name="P111"/>
          </table:table-cell>
        </table:table-row>
        <table:table-row table:style-name="Taula3.1">
          <table:table-cell table:style-name="Taula3.A6" office:value-type="string">
            <text:p text:style-name="P111"/>
          </table:table-cell>
          <table:table-cell table:style-name="Taula3.B6" office:value-type="string">
            <text:p text:style-name="P111"/>
          </table:table-cell>
          <table:table-cell table:style-name="Taula3.C6" office:value-type="string">
            <text:p text:style-name="P111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06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07">Nom</text:p>
          </table:table-cell>
          <table:table-cell table:style-name="Taula6.B2" office:value-type="string">
            <text:p text:style-name="P108">Àrea, departament o empresa</text:p>
          </table:table-cell>
          <table:table-cell table:style-name="Taula6.C2" office:value-type="string">
            <text:p text:style-name="P108">Correu electrònic</text:p>
          </table:table-cell>
        </table:table-row>
        <table:table-row table:style-name="Taula6.1">
          <table:table-cell table:style-name="Taula6.A3" office:value-type="string">
            <text:p text:style-name="P109"/>
          </table:table-cell>
          <table:table-cell table:style-name="Taula6.B3" office:value-type="string">
            <text:p text:style-name="P109"/>
          </table:table-cell>
          <table:table-cell table:style-name="Taula6.C3" office:value-type="string">
            <text:p text:style-name="P109"/>
          </table:table-cell>
        </table:table-row>
        <table:table-row table:style-name="Taula6.1">
          <table:table-cell table:style-name="Taula6.A4" office:value-type="string">
            <text:p text:style-name="P111"/>
          </table:table-cell>
          <table:table-cell table:style-name="Taula6.B4" office:value-type="string">
            <text:p text:style-name="P111"/>
          </table:table-cell>
          <table:table-cell table:style-name="Taula6.C4" office:value-type="string">
            <text:p text:style-name="P111"/>
          </table:table-cell>
        </table:table-row>
        <table:table-row table:style-name="Taula6.1">
          <table:table-cell table:style-name="Taula6.A5" office:value-type="string">
            <text:p text:style-name="P111"/>
          </table:table-cell>
          <table:table-cell table:style-name="Taula6.B5" office:value-type="string">
            <text:p text:style-name="P111"/>
          </table:table-cell>
          <table:table-cell table:style-name="Taula6.C5" office:value-type="string">
            <text:p text:style-name="P111"/>
          </table:table-cell>
        </table:table-row>
        <table:table-row table:style-name="Taula6.1">
          <table:table-cell table:style-name="Taula6.A6" office:value-type="string">
            <text:p text:style-name="P111"/>
          </table:table-cell>
          <table:table-cell table:style-name="Taula6.B6" office:value-type="string">
            <text:p text:style-name="P111"/>
          </table:table-cell>
          <table:table-cell table:style-name="Taula6.C6" office:value-type="string">
            <text:p text:style-name="P111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6"><text:a xlink:type="simple" xlink:href="#__RefHeading___Toc21421_3940995463" text:style-name="Index_20_Link" text:visited-style-name="Index_20_Link">Control de versions del document<text:tab/>2</text:a></text:p>
          <text:p text:style-name="P136"><text:a xlink:type="simple" xlink:href="#__RefHeading___Toc21295_3940995463" text:style-name="Index_20_Link" text:visited-style-name="Index_20_Link">1. Històric de versions<text:tab/>4</text:a></text:p>
          <text:p text:style-name="P137"><text:a xlink:type="simple" xlink:href="#__RefHeading___Toc19787_3508694843" text:style-name="Index_20_Link" text:visited-style-name="Index_20_Link">1.1. v3.2.96<text:tab/>4</text:a></text:p>
          <text:p text:style-name="P137"><text:a xlink:type="simple" xlink:href="#__RefHeading___Toc38092_687897089" text:style-name="Index_20_Link" text:visited-style-name="Index_20_Link">1.2. v3.2.97<text:tab/>5</text:a></text:p>
          <text:p text:style-name="P137"><text:a xlink:type="simple" xlink:href="#__RefHeading___Toc38377_14971827" text:style-name="Index_20_Link" text:visited-style-name="Index_20_Link">1.3. v3.2.98<text:tab/>6</text:a></text:p>
          <text:p text:style-name="P137"><text:a xlink:type="simple" xlink:href="#__RefHeading___Toc18081_506569814" text:style-name="Index_20_Link" text:visited-style-name="Index_20_Link">1.4. v3.2.99<text:tab/>7</text:a></text:p>
          <text:p text:style-name="P137"><text:a xlink:type="simple" xlink:href="#__RefHeading___Toc18081_5065698141" text:style-name="Index_20_Link" text:visited-style-name="Index_20_Link">1.5. v3.2.100<text:tab/>8</text:a></text:p>
          <text:p text:style-name="P137"><text:a xlink:type="simple" xlink:href="#__RefHeading___Toc77409_61972128" text:style-name="Index_20_Link" text:visited-style-name="Index_20_Link">1.6. v3.2.101<text:tab/>9</text:a></text:p>
          <text:p text:style-name="P137"><text:a xlink:type="simple" xlink:href="#__RefHeading___Toc16729_526703748" text:style-name="Index_20_Link" text:visited-style-name="Index_20_Link">1.7. v3.2.102<text:tab/>10</text:a></text:p>
          <text:p text:style-name="P137"><text:a xlink:type="simple" xlink:href="#__RefHeading___Toc16729_5267037481" text:style-name="Index_20_Link" text:visited-style-name="Index_20_Link">1.8. v3.2.102a<text:tab/>11</text:a></text:p>
          <text:p text:style-name="P137"><text:a xlink:type="simple" xlink:href="#__RefHeading___Toc32902_519805004" text:style-name="Index_20_Link" text:visited-style-name="Index_20_Link">1.9. v3.2.103<text:tab/>12</text:a></text:p>
          <text:p text:style-name="P137"><text:a xlink:type="simple" xlink:href="#__RefHeading___Toc74958_588639221" text:style-name="Index_20_Link" text:visited-style-name="Index_20_Link">1.10. v3.2.104<text:tab/>13</text:a></text:p>
          <text:p text:style-name="P137"><text:a xlink:type="simple" xlink:href="#__RefHeading___Toc30263_3439170243" text:style-name="Index_20_Link" text:visited-style-name="Index_20_Link">1.11. v3.2.104.1<text:tab/>14</text:a></text:p>
          <text:p text:style-name="P137"><text:a xlink:type="simple" xlink:href="#__RefHeading___Toc28723_1470059864" text:style-name="Index_20_Link" text:visited-style-name="Index_20_Link">1.12. v3.2.105<text:tab/>15</text:a></text:p>
          <text:p text:style-name="P137"><text:a xlink:type="simple" xlink:href="#__RefHeading___Toc78940_1512682159" text:style-name="Index_20_Link" text:visited-style-name="Index_20_Link">1.13. v3.2.106<text:tab/>16</text:a></text:p>
          <text:p text:style-name="P137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137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137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137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137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137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137"><text:a xlink:type="simple" xlink:href="#__RefHeading___Toc54129_81651155" text:style-name="Index_20_Link" text:visited-style-name="Index_20_Link">1.20. v3.2.107 Helium amb Herència<text:tab/>25</text:a></text:p>
          <text:p text:style-name="P137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</text:index-body>
      </text:table-of-content>
      <text:p text:style-name="P5"/>
      <text:list xml:id="list155457185483402" text:continue-numbering="true" text:style-name="Outline">
        <text:list-item>
          <text:h text:style-name="P139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140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30"><text:tab/>26/10/2018</text:p>
      <text:p text:style-name="P30">Resum: </text:p>
      <text:p text:style-name="P30"><text:tab/>Resolució d'errors relacionats amb l'Arxiu digital de la CAIB.</text:p>
      <text:p text:style-name="P30"/>
      <text:p text:style-name="P27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273625149" text:style-name="L1">
        <text:list-item>
          <text:p text:style-name="P223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226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227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228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229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230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224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30"><text:tab/>Sense canvis</text:p>
      <text:p text:style-name="P9"/>
      <text:p text:style-name="P8"><text:span text:style-name="T3">Propietats globals</text:span>: </text:p>
      <text:list xml:id="list3612109086" text:style-name="L8">
        <text:list-item>
          <text:p text:style-name="P158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158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98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29"/>
      <text:p text:style-name="P29"/>
      <text:list xml:id="list155456989584876" text:continue-list="list155457185483402" text:style-name="Outline">
        <text:list-item>
          <text:list>
            <text:list-item>
              <text:h text:style-name="P141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31"><text:tab/><text:span text:style-name="T9">30</text:span>/10/2018</text:p>
      <text:p text:style-name="P31">Resum: </text:p>
      <text:p text:style-name="P31"><text:tab/><text:span text:style-name="T9">Conversió a PDF dels documents no signats en finalitzar un expedient integrat amb l'Arxiu</text:span>.</text:p>
      <text:p text:style-name="P31"/>
      <text:p text:style-name="P64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55456317727906" text:continue-list="list273625149" text:style-name="L1">
        <text:list-item>
          <text:p text:style-name="P221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221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225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31"><text:tab/>Sense canvis</text:p>
      <text:p text:style-name="P11"/>
      <text:p text:style-name="P32">Propietats globals: </text:p>
      <text:p text:style-name="P65"><text:tab/>Sense canvis</text:p>
      <text:p text:style-name="P65"/>
      <text:list xml:id="list155457371122873" text:continue-list="list155456989584876" text:style-name="Outline">
        <text:list-item>
          <text:list>
            <text:list-item>
              <text:h text:style-name="P142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48"><text:tab/><text:span text:style-name="T10">07</text:span>/1<text:span text:style-name="T10">1</text:span>/2018</text:p>
      <text:p text:style-name="P48">Resum: </text:p>
      <text:p text:style-name="P48"><text:tab/><text:span text:style-name="T10">Correccions errors amb custòdia documental.</text:span></text:p>
      <text:p text:style-name="P48"/>
      <text:p text:style-name="P72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55457282871435" text:continue-list="list155456317727906" text:style-name="L1">
        <text:list-item>
          <text:p text:style-name="P222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222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222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222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222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20">.</text:span></text:p>
        </text:list-item>
        <text:list-item>
          <text:p text:style-name="P222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25"> amb el </text:span><text:span text:style-name="T21">handler</text:span><text:span text:style-name="T13"> </text:span><text:span text:style-name="T21">RegistreEntradaHandler</text:span><text:span text:style-name="T25">.</text:span></text:p>
        </text:list-item>
      </text:list>
      <text:p text:style-name="P12"/>
      <text:p text:style-name="P12">Base de dades:<text:span text:style-name="T2"> </text:span></text:p>
      <text:p text:style-name="P48"><text:tab/>Sense canvis</text:p>
      <text:p text:style-name="P12"/>
      <text:p text:style-name="P33">Propietats globals: </text:p>
      <text:p text:style-name="P66"><text:tab/>Sense canvis</text:p>
      <text:p text:style-name="P66"/>
      <text:list xml:id="list155456200991642" text:continue-list="list155457371122873" text:style-name="Outline">
        <text:list-item>
          <text:list>
            <text:list-item>
              <text:h text:style-name="P143" text:outline-level="2"><text:bookmark-start text:name="__RefHeading___Toc18081_506569814"/>v3.2.9<text:span text:style-name="T26">9</text:span><text:bookmark-end text:name="__RefHeading___Toc18081_506569814"/></text:h>
            </text:list-item>
          </text:list>
        </text:list-item>
      </text:list>
      <text:p text:style-name="P13">Data: </text:p>
      <text:p text:style-name="P49"><text:tab/><text:span text:style-name="T26">05</text:span>/1<text:span text:style-name="T26">2</text:span>/2018</text:p>
      <text:p text:style-name="P49">Resum: </text:p>
      <text:p text:style-name="P49"><text:tab/><text:span text:style-name="T26">Diverses correccions, estadístiques per entorn i modificacions menors.</text:span></text:p>
      <text:p text:style-name="P49"/>
      <text:p text:style-name="P73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73"/>
      <text:list xml:id="list3225391570" text:style-name="L10">
        <text:list-item>
          <text:p text:style-name="P159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159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159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159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159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159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159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159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159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159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159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159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159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159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159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159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159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49"><text:tab/>Sense canvis</text:p>
      <text:p text:style-name="P13"/>
      <text:p text:style-name="P34">Propietats globals: </text:p>
      <text:p text:style-name="P67"><text:tab/>Sense canvis</text:p>
      <text:p text:style-name="P67"/>
      <text:p text:style-name="P68"/>
      <text:list xml:id="list155457265581046" text:continue-list="list155456200991642" text:style-name="Outline">
        <text:list-item>
          <text:list>
            <text:list-item>
              <text:h text:style-name="P144" text:outline-level="2"><text:bookmark-start text:name="__RefHeading___Toc18081_5065698141"/>v3.2.<text:span text:style-name="T27">100</text:span><text:bookmark-end text:name="__RefHeading___Toc18081_5065698141"/></text:h>
            </text:list-item>
          </text:list>
        </text:list-item>
      </text:list>
      <text:p text:style-name="P14">Data: </text:p>
      <text:p text:style-name="P50"><text:tab/><text:span text:style-name="T27">11</text:span>/1<text:span text:style-name="T26">2</text:span>/2018</text:p>
      <text:p text:style-name="P50">Resum: </text:p>
      <text:p text:style-name="P50"><text:tab/><text:span text:style-name="T27">Correccions menors per solucionar problemes trobats a la versió 3.2.99.</text:span></text:p>
      <text:p text:style-name="P50"/>
      <text:p text:style-name="P74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74"/>
      <text:list xml:id="list155456863006780" text:continue-list="list3225391570" text:style-name="L10">
        <text:list-item>
          <text:p text:style-name="P160"><text:a xlink:type="simple" xlink:href="https://github.com/GovernIB/helium/issues/1222" text:style-name="Internet_20_link" text:visited-style-name="Visited_20_Internet_20_Link">#1222</text:a> Error modificant document adjunta a l'expedient<text:span text:style-name="T27">.</text:span></text:p>
        </text:list-item>
        <text:list-item>
          <text:p text:style-name="P160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50"><text:tab/>Sense canvis</text:p>
      <text:p text:style-name="P14"/>
      <text:p text:style-name="P35">Propietats globals: </text:p>
      <text:p text:style-name="P68"><text:tab/>Sen<text:span text:style-name="T27">se canvis</text:span></text:p>
      <text:p text:style-name="P68"/>
      <text:list xml:id="list155455898492280" text:continue-list="list155457265581046" text:style-name="Outline">
        <text:list-item>
          <text:list>
            <text:list-item>
              <text:h text:style-name="P145" text:outline-level="2"><text:bookmark-start text:name="__RefHeading___Toc77409_61972128"/>v3.2.<text:span text:style-name="T27">101</text:span><text:bookmark-end text:name="__RefHeading___Toc77409_61972128"/></text:h>
            </text:list-item>
          </text:list>
        </text:list-item>
      </text:list>
      <text:p text:style-name="P15">Data: </text:p>
      <text:p text:style-name="P51"><text:tab/><text:span text:style-name="T28">16</text:span>/<text:span text:style-name="T28">01</text:span>/201<text:span text:style-name="T28">9</text:span></text:p>
      <text:p text:style-name="P51">Resum: </text:p>
      <text:p text:style-name="P52"><text:tab/>Correcció d'error amb enviament de documents a portasignatures des de un subproces<text:span text:style-name="T28">.</text:span></text:p>
      <text:p text:style-name="P51"/>
      <text:p text:style-name="P75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75"/>
      <text:list xml:id="list155456260262067" text:continue-list="list155456863006780" text:style-name="L10">
        <text:list-item>
          <text:p text:style-name="P161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51"><text:tab/>Sense canvis</text:p>
      <text:p text:style-name="P15"/>
      <text:p text:style-name="P36">Propietats globals: </text:p>
      <text:p text:style-name="P69"><text:tab/>Sen<text:span text:style-name="T27">se canvis</text:span></text:p>
      <text:list xml:id="list155455931727340" text:continue-list="list155455898492280" text:style-name="Outline">
        <text:list-item>
          <text:list>
            <text:list-item>
              <text:h text:style-name="P146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53"><text:tab/><text:span text:style-name="T29">24</text:span>/<text:span text:style-name="T28">01</text:span>/201<text:span text:style-name="T28">9</text:span></text:p>
      <text:p text:style-name="P53">Resum: </text:p>
      <text:p text:style-name="P53"><text:tab/>Correcció <text:span text:style-name="T29">de diversos errors trobats a la versió 3.2.100</text:span></text:p>
      <text:p text:style-name="P53"/>
      <text:p text:style-name="P76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76"/>
      <text:list xml:id="list155455807833520" text:continue-list="list155456260262067" text:style-name="L10">
        <text:list-item>
          <text:p text:style-name="P162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162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162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162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162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162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162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162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2623711521" text:style-name="L11">
        <text:list-item>
          <text:p text:style-name="P181">Canvis realitzats a nivell de BBDD:</text:p>
          <text:list>
            <text:list-item>
              <text:p text:style-name="P182"><text:span text:style-name="T40">Modificades taules </text:span><text:span text:style-name="T24">HEL_REPRO </text:span><text:span text:style-name="T16">i </text:span><text:span text:style-name="T24">HEL_TASCA</text:span><text:span text:style-name="T16"> per adaptar-les a la nova funcionalitat de “repros” per tasques concretes.</text:span></text:p>
            </text:list-item>
            <text:list-item>
              <text:p text:style-name="P183"><text:span text:style-name="T15">Creada nova taula </text:span><text:span text:style-name="T23">HEL_DOCUMENT_NOTIFICACIO </text:span><text:span text:style-name="T15">i modificades les taules </text:span><text:span text:style-name="T23">HEL_EXPEDIENT_TIPUS</text:span><text:span text:style-name="T15"> i </text:span><text:span text:style-name="T23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184"><text:span text:style-name="T41">Script de modificació per aplicar els canvis</text:span>:</text:p>
        </text:list-item>
      </text:list>
      <text:list xml:id="list742105285" text:style-name="L12">
        <text:list-item>
          <text:p text:style-name="P185">helium_update_3.2.102.sql</text:p>
        </text:list-item>
      </text:list>
      <text:p text:style-name="P16"/>
      <text:p text:style-name="P37">Propietats globals: </text:p>
      <text:p text:style-name="P37"/>
      <text:list xml:id="list330616487" text:style-name="L13">
        <text:list-item>
          <text:p text:style-name="P202">Afegides propietats <text:span text:style-name="T39">globals</text:span> <text:span text:style-name="T32">app.notificacio.plugin</text:span><text:span text:style-name="T33"> </text:span><text:span text:style-name="T34">per poder integrar helium amb Notib.</text:span></text:p>
          <text:p text:style-name="P203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77">##############################</text:p>
            <text:p text:style-name="P114"># <text:tab/>Integració amb NOTIB <text:s text:c="2"/>#</text:p>
            <text:p text:style-name="P114">##############################</text:p>
            <text:p text:style-name="P112"><text:span text:style-name="T31">app.notificacio.plugin.class=</text:span><text:span text:style-name="T37">net.conselldemallorca.helium.integracio.plugins.notificacio.NotificacioPluginNotib</text:span></text:p>
            <text:p text:style-name="P112"><text:span text:style-name="T31">app.notificacio.plugin.url=</text:span><text:span text:style-name="T37">http://localhost:8180/notib</text:span></text:p>
            <text:p text:style-name="P112"><text:span text:style-name="T31">app.notificacio.plugin.username=</text:span><text:span text:style-name="T37">helapp</text:span></text:p>
            <text:p text:style-name="P28"><text:span text:style-name="T31">app.notificacio.plugin.password=</text:span><text:span text:style-name="T37">helapp</text:span></text:p>
          </table:table-cell>
        </table:table-row>
      </table:table>
      <text:p text:style-name="P70"/>
      <text:p text:style-name="P70"/>
      <text:p text:style-name="P71"><text:tab/>Sen<text:span text:style-name="T27">se canvis</text:span></text:p>
      <text:list xml:id="list155455898611050" text:continue-list="list155455931727340" text:style-name="Outline">
        <text:list-item>
          <text:list>
            <text:list-item>
              <text:h text:style-name="P147" text:outline-level="2"><text:bookmark-start text:name="__RefHeading___Toc16729_5267037481"/>v3.2.102<text:span text:style-name="T42">a </text:span><text:bookmark-end text:name="__RefHeading___Toc16729_5267037481"/></text:h>
            </text:list-item>
          </text:list>
        </text:list-item>
      </text:list>
      <text:p text:style-name="P17">Data: </text:p>
      <text:p text:style-name="P54"><text:tab/><text:span text:style-name="T42">22</text:span>/<text:span text:style-name="T28">02</text:span>/201<text:span text:style-name="T28">9</text:span></text:p>
      <text:p text:style-name="P54">Resum: </text:p>
      <text:p text:style-name="P54"><text:tab/><text:span text:style-name="T42">Error urgent plugin de tramitació amb SISTRA. Es detecta un error dels expedients donats d'alta des de SISTRA i es resol.</text:span></text:p>
      <text:p text:style-name="P54"/>
      <text:p text:style-name="P79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79"/>
      <text:list xml:id="list155455703838856" text:continue-list="list155455807833520" text:style-name="L10">
        <text:list-item>
          <text:p text:style-name="P163"><text:a xlink:type="simple" xlink:href="https://github.com/GovernIB/helium/issues/1275" text:style-name="Internet_20_link" text:visited-style-name="Visited_20_Internet_20_Link"><text:span text:style-name="T42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2745661408" text:style-name="L14">
        <text:list-item>
          <text:p text:style-name="P186">Sense canvis</text:p>
        </text:list-item>
      </text:list>
      <text:p text:style-name="P17"/>
      <text:p text:style-name="P38">Propietats globals: </text:p>
      <text:p text:style-name="P38"/>
      <text:list xml:id="list2377599978" text:style-name="L15">
        <text:list-item>
          <text:p text:style-name="P217"><text:span text:style-name="T34">S</text:span><text:span text:style-name="T33">ense canvis</text:span></text:p>
        </text:list-item>
      </text:list>
      <text:p text:style-name="P124"/>
      <text:list xml:id="list155456553076075" text:continue-list="list155455898611050" text:style-name="Outline">
        <text:list-item>
          <text:list>
            <text:list-item>
              <text:h text:style-name="P148" text:outline-level="2"><text:bookmark-start text:name="__RefHeading___Toc32902_519805004"/>v3.2.10<text:span text:style-name="T43">3</text:span><text:bookmark-end text:name="__RefHeading___Toc32902_519805004"/></text:h>
            </text:list-item>
          </text:list>
        </text:list-item>
      </text:list>
      <text:p text:style-name="P18">Data: </text:p>
      <text:p text:style-name="P55"><text:tab/><text:span text:style-name="T42">26</text:span>/<text:span text:style-name="T28">02</text:span>/201<text:span text:style-name="T28">9</text:span></text:p>
      <text:p text:style-name="P55">Resum: </text:p>
      <text:p text:style-name="P55"><text:tab/><text:span text:style-name="T43">Resolució de diferents errors.</text:span></text:p>
      <text:p text:style-name="P55"/>
      <text:p text:style-name="P80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80"/>
      <text:list xml:id="list155457247196610" text:continue-list="list155455703838856" text:style-name="L10">
        <text:list-item>
          <text:p text:style-name="P164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164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164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164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164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164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164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164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1125066347" text:style-name="L16">
        <text:list-item>
          <text:p text:style-name="P187">Sense canvis</text:p>
        </text:list-item>
      </text:list>
      <text:p text:style-name="P18"/>
      <text:p text:style-name="P39">Propietats globals: </text:p>
      <text:p text:style-name="P39"/>
      <text:list xml:id="list2513178489" text:style-name="L17">
        <text:list-item>
          <text:p text:style-name="P204"><text:span text:style-name="T39">S</text:span>ense canvis</text:p>
        </text:list-item>
      </text:list>
      <text:p text:style-name="P124"/>
      <text:list xml:id="list155457343045313" text:continue-list="list155456553076075" text:style-name="Outline">
        <text:list-item>
          <text:list>
            <text:list-item>
              <text:h text:style-name="P149" text:outline-level="2"><text:bookmark-start text:name="__RefHeading___Toc74958_588639221"/>v3.2.10<text:span text:style-name="T44">4</text:span><text:bookmark-end text:name="__RefHeading___Toc74958_588639221"/></text:h>
            </text:list-item>
          </text:list>
        </text:list-item>
      </text:list>
      <text:p text:style-name="P19">Data: </text:p>
      <text:p text:style-name="P56"><text:tab/><text:span text:style-name="T44">21</text:span>/<text:span text:style-name="T44">03</text:span>/201<text:span text:style-name="T28">9</text:span></text:p>
      <text:p text:style-name="P56">Resum: </text:p>
      <text:p text:style-name="P56"><text:tab/><text:span text:style-name="T45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56"/>
      <text:p text:style-name="P81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81"/>
      <text:list xml:id="list155455552611447" text:continue-list="list155457247196610" text:style-name="L10">
        <text:list-item>
          <text:p text:style-name="P165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165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165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165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65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165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165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165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165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165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1209025866" text:style-name="L18">
        <text:list-item>
          <text:p text:style-name="P188">Sense canvis</text:p>
        </text:list-item>
      </text:list>
      <text:p text:style-name="P19"/>
      <text:p text:style-name="P40">Propietats globals: </text:p>
      <text:p text:style-name="P40"/>
      <text:list xml:id="list1256813501" text:style-name="L19">
        <text:list-item>
          <text:p text:style-name="P205"><text:span text:style-name="T39">S</text:span>ense canvis</text:p>
        </text:list-item>
      </text:list>
      <text:p text:style-name="P125"/>
      <text:list xml:id="list155456124802864" text:continue-list="list155457343045313" text:style-name="Outline">
        <text:list-item>
          <text:list>
            <text:list-item>
              <text:h text:style-name="P150" text:outline-level="2"><text:bookmark-start text:name="__RefHeading___Toc30263_3439170243"/>v3.2.10<text:span text:style-name="T44">4.1</text:span><text:bookmark-end text:name="__RefHeading___Toc30263_3439170243"/></text:h>
            </text:list-item>
          </text:list>
        </text:list-item>
      </text:list>
      <text:p text:style-name="P20">Data: </text:p>
      <text:p text:style-name="P57"><text:tab/><text:span text:style-name="T44">28</text:span>/<text:span text:style-name="T44">03</text:span>/201<text:span text:style-name="T28">9</text:span></text:p>
      <text:p text:style-name="P57">Resum: </text:p>
      <text:p text:style-name="P57"><text:tab/><text:span text:style-name="T46">Solució a l'error que no es vegi el botó de "Disseny" per usuaris amb permís de disseny sobre tipus d'expedients.</text:span></text:p>
      <text:p text:style-name="P57"/>
      <text:p text:style-name="P82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82"/>
      <text:list xml:id="list155456804947281" text:continue-list="list155455552611447" text:style-name="L10">
        <text:list-item>
          <text:p text:style-name="P166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3184034139" text:style-name="L20">
        <text:list-item>
          <text:p text:style-name="P189">Sense canvis</text:p>
        </text:list-item>
      </text:list>
      <text:p text:style-name="P20"/>
      <text:p text:style-name="P41">Propietats globals: </text:p>
      <text:p text:style-name="P41"/>
      <text:list xml:id="list4020507200" text:style-name="L21">
        <text:list-item>
          <text:p text:style-name="P206"><text:span text:style-name="T39">S</text:span>ense canvis</text:p>
        </text:list-item>
      </text:list>
      <text:p text:style-name="P126"/>
      <text:list xml:id="list155456511832458" text:continue-list="list155456124802864" text:style-name="Outline">
        <text:list-item>
          <text:list>
            <text:list-item>
              <text:h text:style-name="P151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58"><text:tab/><text:span text:style-name="T47">12</text:span>/<text:span text:style-name="T47">04</text:span>/201<text:span text:style-name="T28">9</text:span></text:p>
      <text:p text:style-name="P58">Resum: </text:p>
      <text:p text:style-name="P84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58"/>
      <text:p text:style-name="P83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83"/>
      <text:list xml:id="list155456049062494" text:continue-list="list155456804947281" text:style-name="L10">
        <text:list-item>
          <text:p text:style-name="P167"><text:a xlink:type="simple" xlink:href="https://github.com/GovernIB/helium/issues/1284" text:style-name="Internet_20_link" text:visited-style-name="Visited_20_Internet_20_Link">#1284</text:a> Error en les versions dels <text:span text:style-name="T47">subprocessos</text:span> quan no hi ha cap definició de procés creada</text:p>
        </text:list-item>
        <text:list-item>
          <text:p text:style-name="P167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167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167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67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167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167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167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2460470803" text:style-name="L22">
        <text:list-item>
          <text:p text:style-name="P190">Sense canvis</text:p>
        </text:list-item>
      </text:list>
      <text:p text:style-name="P21"/>
      <text:p text:style-name="P42">Propietats globals: </text:p>
      <text:p text:style-name="P42"/>
      <text:list xml:id="list2286998430" text:style-name="L23">
        <text:list-item>
          <text:p text:style-name="P207"><text:span text:style-name="T39">S</text:span>ense canvis</text:p>
        </text:list-item>
      </text:list>
      <text:list xml:id="list155456810322614" text:continue-list="list155456511832458" text:style-name="Outline">
        <text:list-item>
          <text:list>
            <text:list-item>
              <text:h text:style-name="P152" text:outline-level="2"><text:bookmark-start text:name="__RefHeading___Toc78940_1512682159"/>v3.2.10<text:span text:style-name="T48">6</text:span><text:bookmark-end text:name="__RefHeading___Toc78940_1512682159"/></text:h>
            </text:list-item>
          </text:list>
        </text:list-item>
      </text:list>
      <text:p text:style-name="P22">Data: </text:p>
      <text:p text:style-name="P59"><text:tab/><text:span text:style-name="T56">21</text:span>/<text:span text:style-name="T56">08</text:span>/201<text:span text:style-name="T28">9</text:span></text:p>
      <text:p text:style-name="P59">Resum: <text:span text:style-name="T54">Adaptació a la nova interfície del NOTIB i possibilitat de notificar documents amb manteniment d'interessats a través de la interfície gràcica</text:span>.<text:span text:style-name="T54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59"/>
      <text:p text:style-name="P85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85"/>
      <text:list xml:id="list155456539572247" text:continue-list="list155456049062494" text:style-name="L10">
        <text:list-item>
          <text:p text:style-name="P169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169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169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169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169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169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169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169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169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169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169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169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169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169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169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169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169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169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169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168"><text:a xlink:type="simple" xlink:href="https://github.com/GovernIB/helium/issues/1217" text:style-name="Internet_20_link" text:visited-style-name="Visited_20_Internet_20_Link"><text:span text:style-name="T49">#1217</text:span></text:a><text:span text:style-name="T49"> Falta la funcionalitat de provar dominis externs</text:span></text:p>
        </text:list-item>
        <text:list-item>
          <text:p text:style-name="P168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168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168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316490868" text:style-name="L24">
        <text:list-item>
          <text:p text:style-name="P197">Nova taula per guardar la informació dels interessats per a les notificacions amb el Notib</text:p>
          <text:list>
            <text:list-item>
              <text:p text:style-name="P197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89">-- #1253 Notificar un document a través de la interfície de Helium</text:p>
            <text:p text:style-name="P121">-- Nova taula per a la informació dels interessats</text:p>
            <text:p text:style-name="P116"/>
            <text:p text:style-name="P112"><text:span text:style-name="T50">CREATE</text:span><text:span text:style-name="T35"> </text:span><text:span text:style-name="T50">TABLE</text:span><text:span text:style-name="T35"> HEL_INTERESSAT</text:span></text:p>
            <text:p text:style-name="P118"><text:soft-page-break/>(</text:p>
            <text:p text:style-name="P112"><text:span text:style-name="T35"><text:tab/>ID<text:tab/><text:tab/><text:tab/><text:tab/><text:tab/>NUMBER(19) <text:s text:c="14"/></text:span><text:span text:style-name="T50">NOT</text:span><text:span text:style-name="T35"> </text:span><text:span text:style-name="T52">NULL</text:span><text:span text:style-name="T35">,</text:span></text:p>
            <text:p text:style-name="P112"><text:span text:style-name="T35"><text:tab/>CODI <text:s text:c="15"/>VARCHAR2(64 </text:span><text:span text:style-name="T50">CHAR</text:span><text:span text:style-name="T35">) <text:s text:c="7"/></text:span><text:span text:style-name="T50">NOT</text:span><text:span text:style-name="T35"> </text:span><text:span text:style-name="T52">NULL</text:span><text:span text:style-name="T35">,</text:span></text:p>
            <text:p text:style-name="P112"><text:span text:style-name="T35"><text:tab/>NIF<text:tab/><text:tab/><text:tab/><text:tab/><text:tab/>VARCHAR2(9 </text:span><text:span text:style-name="T50">CHAR</text:span><text:span text:style-name="T35">)<text:tab/><text:tab/> </text:span><text:span text:style-name="T50">NOT</text:span><text:span text:style-name="T35"> </text:span><text:span text:style-name="T52">NULL</text:span><text:span text:style-name="T35">,</text:span></text:p>
            <text:p text:style-name="P112"><text:span text:style-name="T35"><text:tab/>NOM<text:tab/><text:tab/><text:tab/><text:tab/><text:tab/>VARCHAR2(255 </text:span><text:span text:style-name="T50">CHAR</text:span><text:span text:style-name="T35">) <text:tab/><text:tab/> </text:span><text:span text:style-name="T50">NOT</text:span><text:span text:style-name="T35"> </text:span><text:span text:style-name="T52">NULL</text:span><text:span text:style-name="T35">,</text:span></text:p>
            <text:p text:style-name="P112"><text:span text:style-name="T35"><text:tab/>LLINATGE1<text:tab/><text:tab/><text:tab/>VARCHAR2(255 </text:span><text:span text:style-name="T50">CHAR</text:span><text:span text:style-name="T35">),</text:span></text:p>
            <text:p text:style-name="P112"><text:span text:style-name="T35"><text:tab/>LLINATGE2<text:tab/><text:tab/><text:tab/>VARCHAR2(255 </text:span><text:span text:style-name="T50">CHAR</text:span><text:span text:style-name="T35">),</text:span></text:p>
            <text:p text:style-name="P118"><text:tab/>TIPUS<text:tab/><text:tab/><text:tab/><text:tab/>NUMBER(10),</text:p>
            <text:p text:style-name="P112"><text:span text:style-name="T35"><text:tab/>EMAIL<text:tab/><text:tab/><text:tab/><text:tab/>VARCHAR2(255 </text:span><text:span text:style-name="T50">CHAR</text:span><text:span text:style-name="T35">),</text:span></text:p>
            <text:p text:style-name="P112"><text:span text:style-name="T35"><text:tab/>TELEFON<text:tab/><text:tab/><text:tab/><text:tab/>VARCHAR2(16 </text:span><text:span text:style-name="T50">CHAR</text:span><text:span text:style-name="T35">),</text:span></text:p>
            <text:p text:style-name="P118"><text:tab/>EXPEDIENT_ID <text:s/><text:tab/><text:tab/>NUMBER(19)</text:p>
            <text:p text:style-name="P118">);</text:p>
            <text:p text:style-name="P116"/>
            <text:p text:style-name="P112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(</text:span></text:p>
            <text:p text:style-name="P112"><text:span text:style-name="T35"><text:s text:c="2"/></text:span><text:span text:style-name="T50">CONSTRAINT</text:span><text:span text:style-name="T35"> HEL_EXPEDIENT_INTERESSAT_FK </text:span><text:span text:style-name="T50">FOREIGN</text:span><text:span text:style-name="T35"> </text:span><text:span text:style-name="T50">KEY</text:span><text:span text:style-name="T35"> (EXPEDIENT_ID) </text:span></text:p>
            <text:p text:style-name="P112"><text:span text:style-name="T35"><text:s/></text:span><text:span text:style-name="T50">REFERENCES</text:span><text:span text:style-name="T35"> HEL_EXPEDIENT (ID));</text:span></text:p>
            <text:p text:style-name="P118"><text:s/></text:p>
            <text:p text:style-name="P112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</text:span><text:span text:style-name="T50">CONSTRAINT</text:span><text:span text:style-name="T35"> HEL_INTERESSAT_PK </text:span><text:span text:style-name="T50">PRIMARY</text:span><text:span text:style-name="T35"> </text:span><text:span text:style-name="T50">KEY</text:span><text:span text:style-name="T35"> (ID);</text:span></text:p>
            <text:p text:style-name="P116"/>
            <text:p text:style-name="P112"><text:span text:style-name="T50">CREATE</text:span><text:span text:style-name="T35"> </text:span><text:span text:style-name="T50">INDEX</text:span><text:span text:style-name="T35"> HEL_INTERESSAT_EXPEDIENT_ID_I </text:span><text:span text:style-name="T50">ON</text:span><text:span text:style-name="T35"> HEL_INTERESSAT </text:span></text:p>
            <text:p text:style-name="P118">(EXPEDIENT_ID);</text:p>
            <text:p text:style-name="P116"/>
            <text:p text:style-name="P118"><text:s/><text:tab/></text:p>
            <text:p text:style-name="P121">-- Permisos</text:p>
            <text:p text:style-name="P86"><text:span text:style-name="T53">GRANT </text:span><text:span text:style-name="T50">SELECT</text:span><text:span text:style-name="T53">, </text:span><text:span text:style-name="T50">UPDATE</text:span><text:span text:style-name="T53">, </text:span><text:span text:style-name="T50">INSERT</text:span><text:span text:style-name="T53">, </text:span><text:span text:style-name="T50">DELETE</text:span><text:span text:style-name="T53"> </text:span><text:span text:style-name="T50">ON</text:span><text:span text:style-name="T53"> HEL_INTERESSAT TO WWW_HELIUM;</text:span></text:p>
          </table:table-cell>
        </table:table-row>
      </table:table>
      <text:p text:style-name="P133"/>
      <text:p text:style-name="P22"/>
      <text:p text:style-name="P43">Propietats globals: </text:p>
      <text:p text:style-name="P43"/>
      <text:list xml:id="list3588737604" text:style-name="L25">
        <text:list-item>
          <text:p text:style-name="P214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78"># ################### #</text:p>
            <text:p text:style-name="P115"># PROPERTIES AFEGIDES #</text:p>
            <text:p text:style-name="P115"># ################### #</text:p>
            <text:p text:style-name="P116"/>
            <text:p text:style-name="P115">#1304 Alta de documents adjunts firmats</text:p>
            <text:p text:style-name="P116"/>
            <text:p text:style-name="P118"><text:s/></text:p>
            <text:p text:style-name="P115"># ###</text:p>
            <text:p text:style-name="P115"># Plugin de validacio de firmes</text:p>
            <text:p text:style-name="P115"># ###</text:p>
            <text:p text:style-name="P112"><text:span text:style-name="T35">app.validatesignature.plugin.class=</text:span><text:span text:style-name="T38">org.fundaciobit.plugins.validatesignature.afirmacxf.AfirmaCxfValidateSignaturePlugin</text:span></text:p>
            <text:p text:style-name="P116"/>
            <text:p text:style-name="P115"># AfirmaCxfValidateSignaturePlugin</text:p>
            <text:p text:style-name="P112"><text:span text:style-name="T35">app.plugins.validatesignature.afirmacxf.applicationID=</text:span><text:span text:style-name="T38">CAIBDEV.RIPEA</text:span></text:p>
            <text:p text:style-name="P112"><text:span text:style-name="T35">app.plugins.validatesignature.afirmacxf.ignoreservercertificates=</text:span><text:span text:style-name="T38">true</text:span></text:p>
            <text:p text:style-name="P112"><text:span text:style-name="T35">app.plugins.validatesignature.afirmacxf.TransformersTemplatesPath=</text:span><text:span text:style-name="T38">/opt/helium/afirma/transformers</text:span></text:p>
            <text:p text:style-name="P112"><text:span text:style-name="T35">app.plugins.validatesignature.afirmacxf.endpoint=</text:span><text:span text:style-name="T38">https://afirmades.caib.es:4430/afirmaws/services/DSSAfirmaVerify</text:span></text:p>
            <text:p text:style-name="P112"><text:span text:style-name="T35">app.plugins.validatesignature.afirmacxf.authorization.ks.path=</text:span><text:span text:style-name="T38">/opt/helium/afirma/dgdt_proves.jks</text:span></text:p>
            <text:p text:style-name="P112"><text:span text:style-name="T35">app.plugins.validatesignature.afirmacxf.authorization.ks.type=</text:span><text:span text:style-name="T38">JKS</text:span></text:p>
            <text:p text:style-name="P118">app.plugins.validatesignature.afirmacxf.authorization.ks.password=</text:p>
            <text:p text:style-name="P112"><text:soft-page-break/><text:span text:style-name="T35">app.plugins.validatesignature.afirmacxf.authorization.ks.cert.alias=</text:span><text:span text:style-name="T38">preprod-dgdt</text:span></text:p>
            <text:p text:style-name="P112"><text:span text:style-name="T35">app.plugins.validatesignature.afirmacxf.authorization.ks.cert.password=</text:span><text:span text:style-name="T36">*****</text:span></text:p>
          </table:table-cell>
        </table:table-row>
      </table:table>
      <text:p text:style-name="P130"/>
      <text:p text:style-name="P131">Altres:</text:p>
      <text:list xml:id="list1018950756" text:style-name="L26">
        <text:list-item>
          <text:p text:style-name="P215">És necessari afegir un directori<text:span text:style-name="T55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20"><text:span text:style-name="T53">app.plugins.validatesignature.afirmacxf.TransformersTemplatesPath=</text:span><text:span text:style-name="T38">/opt/helium/afirma/transformers</text:span></text:p>
            <text:p text:style-name="P120"><text:span text:style-name="T53">app.plugins.validatesignature.afirmacxf.authorization.ks.path=</text:span><text:span text:style-name="T38">/opt/helium/afirma/dgdt_proves.jks</text:span></text:p>
          </table:table-cell>
        </table:table-row>
      </table:table>
      <text:p text:style-name="P131"/>
      <text:p text:style-name="P130"/>
      <text:list xml:id="list155456424070605" text:continue-list="list155456810322614" text:style-name="Outline">
        <text:list-item>
          <text:list>
            <text:list-item>
              <text:h text:style-name="P154" text:outline-level="2"><text:bookmark-start text:name="__RefHeading___Toc31013_78744577"/><text:span text:style-name="T47">v3.2.10</text:span><text:span text:style-name="T69">6</text:span><text:span text:style-name="T70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60"><text:tab/>02/09/2019</text:p>
      <text:p text:style-name="P60">Resum: </text:p>
      <text:p text:style-name="P60"><text:tab/>Correcció urgent del nou callback del Portasingatures en què les notificacions de documents pendents i bloquejats fallen.</text:p>
      <text:p text:style-name="P60"/>
      <text:p text:style-name="P92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92"/>
      <text:list xml:id="list16888114" text:style-name="L27">
        <text:list-item>
          <text:p text:style-name="P171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4094942600" text:style-name="L28">
        <text:list-item>
          <text:p text:style-name="P191">Sense canvis</text:p>
        </text:list-item>
      </text:list>
      <text:p text:style-name="P23"/>
      <text:p text:style-name="P44">Propietats globals: </text:p>
      <text:p text:style-name="P44"/>
      <text:list xml:id="list797617881" text:style-name="L29">
        <text:list-item>
          <text:p text:style-name="P208"><text:span text:style-name="T39">S</text:span>ense canvis</text:p>
        </text:list-item>
      </text:list>
      <text:list xml:id="list155455857296570" text:continue-list="list155456424070605" text:style-name="Outline">
        <text:list-item>
          <text:list>
            <text:list-item>
              <text:h text:style-name="P154" text:outline-level="2"><text:bookmark-start text:name="__RefHeading___Toc431631_3031935846"/><text:span text:style-name="T47">v3.2.10</text:span><text:span text:style-name="T69">6</text:span><text:span text:style-name="T70">.</text:span><text:span text:style-name="T71">2</text:span><text:span text:style-name="T70"> Correcció r</text:span><text:span text:style-name="T71">emitent</text:span><text:span text:style-name="T70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60"><text:tab/>05/09/2019</text:p>
      <text:p text:style-name="P60">Resum: </text:p>
      <text:p text:style-name="P60"><text:tab/>Correcció del remitent del Portasignatures. Ara apareixerà el nom de l'usuari que tramita la tasca en comptes del títol de l'expedient i com a descripció del document apareix l'expedient i el document.</text:p>
      <text:p text:style-name="P60"/>
      <text:p text:style-name="P92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92"/>
      <text:list xml:id="list155455730045245" text:continue-list="list16888114" text:style-name="L27">
        <text:list-item>
          <text:p text:style-name="P171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696073501" text:style-name="L30">
        <text:list-item>
          <text:p text:style-name="P192">Sense canvis</text:p>
        </text:list-item>
      </text:list>
      <text:p text:style-name="P23"/>
      <text:p text:style-name="P44">Propietats globals: </text:p>
      <text:p text:style-name="P44"/>
      <text:list xml:id="list1493880896" text:style-name="L31">
        <text:list-item>
          <text:p text:style-name="P209"><text:span text:style-name="T39">S</text:span>ense canvis</text:p>
        </text:list-item>
      </text:list>
      <text:p text:style-name="P127"/>
      <text:list xml:id="list155456510054165" text:continue-list="list155455857296570" text:style-name="Outline">
        <text:list-item>
          <text:list>
            <text:list-item>
              <text:h text:style-name="P154" text:outline-level="2"><text:bookmark-start text:name="__RefHeading___Toc29263_1762273572"/><text:span text:style-name="T47">v3.2.10</text:span><text:span text:style-name="T69">6</text:span><text:span text:style-name="T70">.</text:span><text:span text:style-name="T71">3</text:span><text:span text:style-name="T70"> Correcció D</text:span><text:span text:style-name="T72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60"><text:tab/>13/09/2019</text:p>
      <text:p text:style-name="P60">Resum: </text:p>
      <text:p text:style-name="P92"><text:span text:style-name="T3"><text:tab/>Correcció del </text:span><text:span text:style-name="T22">DocumentAduntarHandler</text:span><text:span text:style-name="T14"> per resoldre un problema amb la tramitació d'expedients</text:span><text:span text:style-name="T3">.</text:span></text:p>
      <text:p text:style-name="P60"/>
      <text:p text:style-name="P92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92"/>
      <text:list xml:id="list155456161616693" text:continue-list="list155455730045245" text:style-name="L27">
        <text:list-item>
          <text:p text:style-name="P171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846787729" text:style-name="L32">
        <text:list-item>
          <text:p text:style-name="P193">Sense canvis</text:p>
        </text:list-item>
      </text:list>
      <text:p text:style-name="P23"/>
      <text:p text:style-name="P44">Propietats globals: </text:p>
      <text:p text:style-name="P44"/>
      <text:list xml:id="list2717537641" text:style-name="L33">
        <text:list-item>
          <text:p text:style-name="P218"><text:span text:style-name="T34">S</text:span><text:span text:style-name="T33">ense canvis</text:span></text:p>
        </text:list-item>
      </text:list>
      <text:list xml:id="list155456357733546" text:continue-list="list155456510054165" text:style-name="Outline">
        <text:list-item>
          <text:list>
            <text:list-item>
              <text:h text:style-name="P155" text:outline-level="2"><text:bookmark-start text:name="__RefHeading___Toc54127_81651155"/><text:span text:style-name="T47">v3.2.10</text:span><text:span text:style-name="T69">6</text:span><text:span text:style-name="T70">.</text:span><text:span text:style-name="T71">4</text:span><text:span text:style-name="T70"> </text:span><text:span text:style-name="T73">Correc</text:span><text:span text:style-name="T74">c</text:span><text:span text:style-name="T73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61"><text:tab/>10/10/2019</text:p>
      <text:p text:style-name="P61">Resum: </text:p>
      <text:p text:style-name="P61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61"/>
      <text:p text:style-name="P93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93"/>
      <text:list xml:id="list3725981366" text:style-name="L34">
        <text:list-item>
          <text:p text:style-name="P176"><text:a xlink:type="simple" xlink:href="https://github.com/GovernIB/helium/issues/1343" text:style-name="Internet_20_link" text:visited-style-name="Visited_20_Internet_20_Link">#1343</text:a><text:span text:style-name="T79"> </text:span>Permetre que els usuaris sense permisos amb tasca assignada puguin adjuntar documents</text:p>
        </text:list-item>
        <text:list-item>
          <text:p text:style-name="P176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176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176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176"><text:a xlink:type="simple" xlink:href="https://github.com/GovernIB/helium/issues/1344" text:style-name="Internet_20_link" text:visited-style-name="Visited_20_Internet_20_Link">#1344</text:a><text:span text:style-name="T80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3722829735" text:style-name="L35">
        <text:list-item>
          <text:p text:style-name="P194">Sense canvis</text:p>
        </text:list-item>
      </text:list>
      <text:p text:style-name="P24"/>
      <text:p text:style-name="P45">Propietats globals: </text:p>
      <text:p text:style-name="P45"/>
      <text:list xml:id="list1900009516" text:style-name="L36">
        <text:list-item>
          <text:p text:style-name="P210"><text:span text:style-name="T39">S</text:span>ense canvis</text:p>
        </text:list-item>
      </text:list>
      <text:p text:style-name="P128"/>
      <text:list xml:id="list155455860502060" text:continue-list="list155456357733546" text:style-name="Outline">
        <text:list-item>
          <text:list>
            <text:list-item>
              <text:h text:style-name="P155" text:outline-level="2"><text:bookmark-start text:name="__RefHeading___Toc141124_2376748256"/><text:span text:style-name="T47">v3.2.10</text:span><text:span text:style-name="T69">6</text:span><text:span text:style-name="T70">.</text:span><text:span text:style-name="T71">5</text:span><text:span text:style-name="T70"> </text:span><text:span text:style-name="T73">E</text:span><text:span text:style-name="T75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61"><text:tab/>11/10/2019</text:p>
      <text:p text:style-name="P61">Resum: </text:p>
      <text:p text:style-name="P61"><text:tab/>Correcció de l'error que esborra els logs de retroacció.</text:p>
      <text:p text:style-name="P61"/>
      <text:p text:style-name="P93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93"/>
      <text:list xml:id="list155455791718473" text:continue-list="list3725981366" text:style-name="L34">
        <text:list-item>
          <text:p text:style-name="P176"><text:a xlink:type="simple" xlink:href="https://github.com/GovernIB/helium/issues/1340" text:style-name="Internet_20_link" text:visited-style-name="Visited_20_Internet_20_Link">#1340</text:a><text:span text:style-name="T81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3231736019" text:style-name="L37">
        <text:list-item>
          <text:p text:style-name="P195">Sense canvis</text:p>
        </text:list-item>
      </text:list>
      <text:p text:style-name="P24"/>
      <text:p text:style-name="P45">Propietats globals: </text:p>
      <text:p text:style-name="P45"/>
      <text:list xml:id="list3625894981" text:style-name="L38">
        <text:list-item>
          <text:p text:style-name="P211"><text:span text:style-name="T39">S</text:span>ense canvis</text:p>
        </text:list-item>
      </text:list>
      <text:p text:style-name="P128"/>
      <text:list xml:id="list155457242413840" text:continue-list="list155455860502060" text:style-name="Outline">
        <text:list-item>
          <text:list>
            <text:list-item>
              <text:h text:style-name="P156" text:outline-level="2"><text:bookmark-start text:name="__RefHeading___Toc70444_2907556958"/><text:span text:style-name="T47">v3.2.10</text:span><text:span text:style-name="T69">6</text:span><text:span text:style-name="T70">.</text:span><text:span text:style-name="T71">6</text:span><text:span text:style-name="T77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63"><text:tab/>23/10/2019</text:p>
      <text:p text:style-name="P63">Resum: </text:p>
      <text:p text:style-name="P63"><text:tab/>Correcció de<text:span text:style-name="T84">l llistat de tasques en què es perdia la selecció. S'ha afegit la possibilitat d'alliberar massivament i tramitar.</text:span></text:p>
      <text:p text:style-name="P63"/>
      <text:p text:style-name="P95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95"/>
      <text:list xml:id="list306150709" text:style-name="L39">
        <text:list-item>
          <text:p text:style-name="P177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3416011097" text:style-name="L40">
        <text:list-item>
          <text:p text:style-name="P196">Sense canvis</text:p>
        </text:list-item>
      </text:list>
      <text:p text:style-name="P26"/>
      <text:p text:style-name="P47">Propietats globals: </text:p>
      <text:p text:style-name="P47"/>
      <text:list xml:id="list3160050452" text:style-name="L41">
        <text:list-item>
          <text:p text:style-name="P212"><text:span text:style-name="T39">S</text:span>ense canvis</text:p>
        </text:list-item>
      </text:list>
      <text:list xml:id="list155456767528007" text:continue-list="list155457242413840" text:style-name="Outline">
        <text:list-item>
          <text:list>
            <text:list-item>
              <text:h text:style-name="P153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61"><text:tab/>30/09/2019</text:p>
      <text:p text:style-name="P61">Resum: <text:span text:style-name="T57">Herència de tipus d'expedients</text:span></text:p>
      <text:p text:style-name="P61"/>
      <text:p text:style-name="P93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93"/>
      <text:list xml:id="list3711853960" text:style-name="L42">
        <text:list-item>
          <text:p text:style-name="P170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178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178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179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170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178"><text:a xlink:type="simple" xlink:href="https://github.com/GovernIB/helium/issues/1306" text:style-name="Internet_20_link" text:visited-style-name="Visited_20_Internet_20_Link"><text:span text:style-name="T49">#1306</text:span></text:a><text:span text:style-name="T49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1433478544" text:style-name="L43">
        <text:list-item>
          <text:p text:style-name="P199">Modificació de taules per afegir camps d'herència i referències al tipus d'expedient. Procediment per canviar restriccions de claus úniques.</text:p>
          <text:list>
            <text:list-item>
              <text:p text:style-name="P198">helium_update_3.2.10<text:span text:style-name="T58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0">-------------------------------------------------------------------</text:p>
            <text:p text:style-name="P122">-- #1043 Herència de tipus d’expedient</text:p>
            <text:p text:style-name="P122">-------------------------------------------------------------------</text:p>
            <text:p text:style-name="P117"/>
            <text:p text:style-name="P122">-- Afegeix la propietat d'heretable i la referència al TE pare a la taula de tipus d'expedients</text:p>
            <text:p text:style-name="P113"><text:span text:style-name="T50">ALTER</text:span><text:span text:style-name="T35"> </text:span><text:span text:style-name="T50">TABLE</text:span><text:span text:style-name="T35"> HELIUM.HEL_EXPEDIENT_TIPUS </text:span><text:span text:style-name="T50">ADD</text:span><text:span text:style-name="T35"> (HERETABLE NUMBER (1) </text:span><text:span text:style-name="T50">DEFAULT</text:span><text:span text:style-name="T35"> 0);</text:span></text:p>
            <text:p text:style-name="P113"><text:span text:style-name="T50">ALTER</text:span><text:span text:style-name="T35"> </text:span><text:span text:style-name="T50">TABLE</text:span><text:span text:style-name="T35"> HELIUM.HEL_EXPEDIENT_TIPUS </text:span><text:span text:style-name="T50">ADD</text:span><text:span text:style-name="T35"> (EXPEDIENT_TIPUS_PARE_ID NUMBER (19));</text:span></text:p>
            <text:p text:style-name="P117"/>
            <text:p text:style-name="P113"><text:span text:style-name="T50">ALTER</text:span><text:span text:style-name="T35"> </text:span><text:span text:style-name="T50">TABLE</text:span><text:span text:style-name="T35"> HEL_EXPEDIENT_TIPUS </text:span><text:span text:style-name="T50">ADD</text:span><text:span text:style-name="T35"> (</text:span></text:p>
            <text:p text:style-name="P113"><text:span text:style-name="T35"><text:s text:c="2"/></text:span><text:span text:style-name="T50">CONSTRAINT</text:span><text:span text:style-name="T35"> HEL_EXPTIPUS_PARE_EXPTIPUS_FK </text:span><text:span text:style-name="T50">FOREIGN</text:span><text:span text:style-name="T35"> </text:span><text:span text:style-name="T50">KEY</text:span><text:span text:style-name="T35"> (EXPEDIENT_TIPUS_PARE_ID) </text:span></text:p>
            <text:p text:style-name="P113"><text:span text:style-name="T35"><text:s/></text:span><text:span text:style-name="T50">REFERENCES</text:span><text:span text:style-name="T35"> HEL_EXPEDIENT_TIPUS (ID)</text:span></text:p>
            <text:p text:style-name="P119">);</text:p>
            <text:p text:style-name="P117"/>
            <text:p text:style-name="P113"><text:span text:style-name="T50">CREATE</text:span><text:span text:style-name="T35"> </text:span><text:span text:style-name="T50">INDEX</text:span><text:span text:style-name="T35"> HELIUM.HEL_EXTIP_PARE_I </text:span><text:span text:style-name="T50">on</text:span><text:span text:style-name="T35"> HELIUM.HEL_EXPEDIENT_TIPUS</text:span></text:p>
            <text:p text:style-name="P119">(EXPEDIENT_TIPUS_PARE_ID);</text:p>
            <text:p text:style-name="P117"/>
            <text:p text:style-name="P117"/>
            <text:p text:style-name="P122">-------------------------------------------------------------------</text:p>
            <text:p text:style-name="P122">-- #1080 Escriptura de les tasques heretades. Poder afegir variables</text:p>
            <text:p text:style-name="P122">-------------------------------------------------------------------</text:p>
            <text:p text:style-name="P117"/>
            <text:p text:style-name="P122">-- Modifica la taula camp tasca per tenir una referència al tipus d'expedient en el cas que hi hagi herència</text:p>
            <text:p text:style-name="P113"><text:span text:style-name="T50">ALTER</text:span><text:span text:style-name="T35"> </text:span><text:span text:style-name="T50">TABLE</text:span><text:span text:style-name="T35"> HELIUM.HEL_CAMP_TASCA </text:span><text:span text:style-name="T50">ADD</text:span><text:span text:style-name="T35"> (EXPEDIENT_TIPUS_ID NUMBER (19));</text:span></text:p>
            <text:p text:style-name="P117"/>
            <text:p text:style-name="P113"><text:span text:style-name="T50">ALTER</text:span><text:span text:style-name="T35"> </text:span><text:span text:style-name="T50">TABLE</text:span><text:span text:style-name="T35"> HELIUM.HEL_CAMP_TASCA </text:span><text:span text:style-name="T50">ADD</text:span><text:span text:style-name="T35"> (</text:span></text:p>
            <text:p text:style-name="P113"><text:span text:style-name="T35"><text:s text:c="2"/></text:span><text:span text:style-name="T50">CONSTRAINT</text:span><text:span text:style-name="T35"> HEL_EXPTIPUS_CAMPTASCA_FK </text:span><text:span text:style-name="T50">FOREIGN</text:span><text:span text:style-name="T35"> </text:span><text:span text:style-name="T50">KEY</text:span><text:span text:style-name="T35"> (EXPEDIENT_TIPUS_ID) </text:span></text:p>
            <text:p text:style-name="P113"><text:span text:style-name="T35"><text:s/></text:span><text:span text:style-name="T50">REFERENCES</text:span><text:span text:style-name="T35"> HEL_EXPEDIENT_TIPUS (ID)</text:span></text:p>
            <text:p text:style-name="P119">);</text:p>
            <text:p text:style-name="P117"/>
            <text:p text:style-name="P113"><text:soft-page-break/><text:span text:style-name="T50">CREATE</text:span><text:span text:style-name="T35"> </text:span><text:span text:style-name="T50">INDEX</text:span><text:span text:style-name="T35"> HELIUM.HEL_CAMP_TASCA_EXTIP_I </text:span><text:span text:style-name="T50">on</text:span><text:span text:style-name="T35"> HELIUM.HEL_CAMP_TASCA</text:span></text:p>
            <text:p text:style-name="P119">(EXPEDIENT_TIPUS_ID);</text:p>
            <text:p text:style-name="P117"/>
            <text:p text:style-name="P122">-- Modifica la taula camp document per tenir una referència al tipus d'expedient en el cas que hi hagi herència</text:p>
            <text:p text:style-name="P113"><text:span text:style-name="T50">ALTER</text:span><text:span text:style-name="T35"> </text:span><text:span text:style-name="T50">TABLE</text:span><text:span text:style-name="T35"> HELIUM.HEL_DOCUMENT_TASCA </text:span><text:span text:style-name="T50">ADD</text:span><text:span text:style-name="T35"> (EXPEDIENT_TIPUS_ID NUMBER (19));</text:span></text:p>
            <text:p text:style-name="P117"/>
            <text:p text:style-name="P113"><text:span text:style-name="T50">ALTER</text:span><text:span text:style-name="T35"> </text:span><text:span text:style-name="T50">TABLE</text:span><text:span text:style-name="T35"> HELIUM.HEL_DOCUMENT_TASCA </text:span><text:span text:style-name="T50">ADD</text:span><text:span text:style-name="T35"> (</text:span></text:p>
            <text:p text:style-name="P113"><text:span text:style-name="T35"><text:s text:c="2"/></text:span><text:span text:style-name="T50">CONSTRAINT</text:span><text:span text:style-name="T35"> HEL_EXPTIPUS_DOCTASCA_FK </text:span><text:span text:style-name="T50">FOREIGN</text:span><text:span text:style-name="T35"> </text:span><text:span text:style-name="T50">KEY</text:span><text:span text:style-name="T35"> (EXPEDIENT_TIPUS_ID) </text:span></text:p>
            <text:p text:style-name="P113"><text:span text:style-name="T35"><text:s/></text:span><text:span text:style-name="T50">REFERENCES</text:span><text:span text:style-name="T35"> HEL_EXPEDIENT_TIPUS (ID)</text:span></text:p>
            <text:p text:style-name="P119">);</text:p>
            <text:p text:style-name="P117"/>
            <text:p text:style-name="P113"><text:span text:style-name="T50">CREATE</text:span><text:span text:style-name="T35"> </text:span><text:span text:style-name="T50">INDEX</text:span><text:span text:style-name="T35"> HELIUM.HEL_DOCTASCA_EXTIP_I </text:span><text:span text:style-name="T50">on</text:span><text:span text:style-name="T35"> HELIUM.HEL_DOCUMENT_TASCA</text:span></text:p>
            <text:p text:style-name="P119">(EXPEDIENT_TIPUS_ID);</text:p>
            <text:p text:style-name="P117"/>
            <text:p text:style-name="P122">-- Modifica la taula firma tasca per tenir una referència al tipus d'expedient en el cas que hi hagi herència</text:p>
            <text:p text:style-name="P113"><text:span text:style-name="T50">ALTER</text:span><text:span text:style-name="T35"> </text:span><text:span text:style-name="T50">TABLE</text:span><text:span text:style-name="T35"> HELIUM.HEL_FIRMA_TASCA </text:span><text:span text:style-name="T50">ADD</text:span><text:span text:style-name="T35"> (EXPEDIENT_TIPUS_ID NUMBER (19));</text:span></text:p>
            <text:p text:style-name="P117"/>
            <text:p text:style-name="P113"><text:span text:style-name="T50">ALTER</text:span><text:span text:style-name="T35"> </text:span><text:span text:style-name="T50">TABLE</text:span><text:span text:style-name="T35"> HELIUM.HEL_FIRMA_TASCA </text:span><text:span text:style-name="T50">ADD</text:span><text:span text:style-name="T35"> (</text:span></text:p>
            <text:p text:style-name="P113"><text:span text:style-name="T35"><text:s text:c="2"/></text:span><text:span text:style-name="T50">CONSTRAINT</text:span><text:span text:style-name="T35"> HEL_EXPTIPUS_FIRTASCA_FK </text:span><text:span text:style-name="T50">FOREIGN</text:span><text:span text:style-name="T35"> </text:span><text:span text:style-name="T50">KEY</text:span><text:span text:style-name="T35"> (EXPEDIENT_TIPUS_ID) </text:span></text:p>
            <text:p text:style-name="P113"><text:span text:style-name="T35"><text:s/></text:span><text:span text:style-name="T50">REFERENCES</text:span><text:span text:style-name="T35"> HEL_EXPEDIENT_TIPUS (ID)</text:span></text:p>
            <text:p text:style-name="P119">);</text:p>
            <text:p text:style-name="P117"/>
            <text:p text:style-name="P113"><text:span text:style-name="T50">CREATE</text:span><text:span text:style-name="T35"> </text:span><text:span text:style-name="T50">INDEX</text:span><text:span text:style-name="T35"> HELIUM.HEL_FIRTASCA_EXTIP_I </text:span><text:span text:style-name="T50">on</text:span><text:span text:style-name="T35"> HELIUM.HEL_FIRMA_TASCA</text:span></text:p>
            <text:p text:style-name="P119">(EXPEDIENT_TIPUS_ID);</text:p>
            <text:p text:style-name="P117"/>
            <text:p text:style-name="P117"/>
            <text:p text:style-name="P122">-- Esborra les restriccions úniques</text:p>
            <text:p text:style-name="P122">--<text:tab/>HEL_CAMP_TASCA(TASCA_ID, CAMP_ID), HEL_CAMP_TASCA(TASCA_ID, ORDRE)</text:p>
            <text:p text:style-name="P122">--<text:tab/>HEL_DOCUMENT_TASCA(TASCA_ID, DOCUMENT_ID), HEL_DOCUMENT_TASCA(TASCA_ID, ORDRE)</text:p>
            <text:p text:style-name="P122">--<text:tab/>HEL_FIRMA_TASCA(TASCA_ID, DOCUMENT_ID), HEL_FIRMA_TASCA(TASCA_ID, ORDRE)</text:p>
            <text:p text:style-name="P123">DECLARE</text:p>
            <text:p text:style-name="P113"><text:span text:style-name="T35"><text:s/></text:span><text:span text:style-name="T50">PROCEDURE</text:span><text:span text:style-name="T35"> Borra_restr(p_taula VARCHAR2, p_columna1 VARCHAR2, p_columna2 VARCHAR2) </text:span><text:span text:style-name="T50">IS</text:span></text:p>
            <text:p text:style-name="P119"><text:s text:c="2"/>src_cur pls_integer;</text:p>
            <text:p text:style-name="P119"><text:s text:c="2"/>src_rows <text:s/>pls_integer;</text:p>
            <text:p text:style-name="P119"><text:s text:c="2"/>v_sql VARCHAR2(1000);</text:p>
            <text:p text:style-name="P113"><text:span text:style-name="T35"><text:s text:c="2"/></text:span><text:span text:style-name="T50">CURSOR</text:span><text:span text:style-name="T35"> cur_rest </text:span><text:span text:style-name="T50">IS</text:span></text:p>
            <text:p text:style-name="P119"><text:s text:c="11"/></text:p>
            <text:p text:style-name="P113"><text:span text:style-name="T35"><text:tab/></text:span><text:span text:style-name="T50">SELECT</text:span><text:span text:style-name="T35"> UQ.CONSTRAINT_NAME nom</text:span></text:p>
            <text:p text:style-name="P113"><text:span text:style-name="T35"><text:tab/></text:span><text:span text:style-name="T50">FROM</text:span><text:span text:style-name="T35"> USER_CONSTRAINTS UQ</text:span></text:p>
            <text:p text:style-name="P113"><text:span text:style-name="T35"><text:tab/> <text:s text:c="3"/></text:span><text:span text:style-name="T50">INNER</text:span><text:span text:style-name="T35"> </text:span><text:span text:style-name="T50">JOIN</text:span><text:span text:style-name="T35"> USER_CONS_COLUMNS C1 </text:span><text:span text:style-name="T50">ON</text:span><text:span text:style-name="T35"> C1.CONSTRAINT_NAME = UQ.CONSTRAINT_NAME</text:span></text:p>
            <text:p text:style-name="P113"><text:span text:style-name="T35"><text:tab/> <text:s text:c="3"/></text:span><text:span text:style-name="T50">INNER</text:span><text:span text:style-name="T35"> </text:span><text:span text:style-name="T50">JOIN</text:span><text:span text:style-name="T35"> USER_CONS_COLUMNS C2 </text:span><text:span text:style-name="T50">ON</text:span><text:span text:style-name="T35"> C2.CONSTRAINT_NAME = UQ.CONSTRAINT_NAME</text:span></text:p>
            <text:p text:style-name="P113"><text:span text:style-name="T35"><text:tab/></text:span><text:span text:style-name="T50">WHERE</text:span></text:p>
            <text:p text:style-name="P113"><text:span text:style-name="T35"><text:tab/> <text:s text:c="3"/>UQ.TABLE_NAME = </text:span><text:span text:style-name="T59">UPPER</text:span><text:span text:style-name="T35">(p_taula) <text:s text:c="3"/></text:span></text:p>
            <text:p text:style-name="P113"><text:span text:style-name="T35"><text:tab/> <text:s text:c="3"/></text:span><text:span text:style-name="T50">AND</text:span><text:span text:style-name="T35"> C1.column_name </text:span><text:span text:style-name="T50">LIKE</text:span><text:span text:style-name="T35"> </text:span><text:span text:style-name="T59">UPPER</text:span><text:span text:style-name="T35">(p_columna1)</text:span></text:p>
            <text:p text:style-name="P113"><text:span text:style-name="T35"><text:tab/> <text:s text:c="3"/></text:span><text:span text:style-name="T50">AND</text:span><text:span text:style-name="T35"> C2.column_name </text:span><text:span text:style-name="T50">LIKE</text:span><text:span text:style-name="T35"> </text:span><text:span text:style-name="T59">UPPER</text:span><text:span text:style-name="T35">(p_columna2);</text:span></text:p>
            <text:p text:style-name="P119"><text:s text:c="4"/></text:p>
            <text:p text:style-name="P113"><text:span text:style-name="T35"><text:s/></text:span><text:span text:style-name="T50">BEGIN</text:span></text:p>
            <text:p text:style-name="P113"><text:span text:style-name="T35"><text:s text:c="2"/></text:span><text:span text:style-name="T59">FOR</text:span><text:span text:style-name="T35"> i </text:span><text:span text:style-name="T50">IN</text:span><text:span text:style-name="T35"> cur_rest LOOP</text:span></text:p>
            <text:p text:style-name="P119"><text:s text:c="6"/>src_cur := DBMS_SQL.OPEN_CURSOR;</text:p>
            <text:p text:style-name="P113"><text:span text:style-name="T35"><text:s text:c="7"/>v_sql := </text:span><text:span text:style-name="T60">'ALTER TABLE '</text:span><text:span text:style-name="T35"> || p_taula || </text:span><text:span text:style-name="T60">' DROP CONSTRAINT '</text:span><text:span text:style-name="T35"> || i.nom ;</text:span></text:p>
            <text:p text:style-name="P113"><text:span text:style-name="T35"><text:s text:c="7"/>DBMS_SQL.PARSE(src_cur, v_sql, 2 ); <text:s text:c="4"/></text:span><text:span text:style-name="T61">-- Desactivar la restricción</text:span></text:p>
            <text:p text:style-name="P119"><text:s text:c="7"/>src_rows := DBMS_SQL.EXECUTE(src_cur);</text:p>
            <text:p text:style-name="P113"><text:span text:style-name="T35"><text:s text:c="7"/>DBMS_SQL.CLOSE_CURSOR(src_cur); </text:span><text:span text:style-name="T61">-- Cerrar el cursor</text:span></text:p>
            <text:p text:style-name="P113"><text:span text:style-name="T35"><text:s text:c="2"/></text:span><text:span text:style-name="T50">END</text:span><text:span text:style-name="T35"> LOOP;</text:span></text:p>
            <text:p text:style-name="P113"><text:span text:style-name="T35"><text:s/></text:span><text:span text:style-name="T50">END</text:span><text:span text:style-name="T35">;</text:span></text:p>
            <text:p text:style-name="P123">BEGIN</text:p>
            <text:p text:style-name="P113"><text:soft-page-break/><text:span text:style-name="T35"><text:s/>Borra_restr(</text:span><text:span text:style-name="T60">'HEL_CAMP_TASCA'</text:span><text:span text:style-name="T35">, </text:span><text:span text:style-name="T60">'TASCA_ID'</text:span><text:span text:style-name="T35">, </text:span><text:span text:style-name="T60">'CAMP_ID'</text:span><text:span text:style-name="T35">);</text:span></text:p>
            <text:p text:style-name="P113"><text:span text:style-name="T35"><text:s/>Borra_restr(</text:span><text:span text:style-name="T60">'HEL_CAMP_TASCA'</text:span><text:span text:style-name="T35">, </text:span><text:span text:style-name="T60">'TASCA_ID'</text:span><text:span text:style-name="T35">, </text:span><text:span text:style-name="T60">'ORDRE'</text:span><text:span text:style-name="T35">);</text:span></text:p>
            <text:p text:style-name="P113"><text:span text:style-name="T35"><text:s/>Borra_restr(</text:span><text:span text:style-name="T60">'HEL_DOCUMENT_TASCA'</text:span><text:span text:style-name="T35">, </text:span><text:span text:style-name="T60">'TASCA_ID'</text:span><text:span text:style-name="T35">, </text:span><text:span text:style-name="T60">'DOCUMENT_ID'</text:span><text:span text:style-name="T35">);</text:span></text:p>
            <text:p text:style-name="P113"><text:span text:style-name="T35"><text:s/>Borra_restr(</text:span><text:span text:style-name="T60">'HEL_DOCUMENT_TASCA'</text:span><text:span text:style-name="T35">, </text:span><text:span text:style-name="T60">'TASCA_ID'</text:span><text:span text:style-name="T35">, </text:span><text:span text:style-name="T60">'ORDRE'</text:span><text:span text:style-name="T35">);</text:span></text:p>
            <text:p text:style-name="P113"><text:span text:style-name="T35"><text:s/>Borra_restr(</text:span><text:span text:style-name="T60">'HEL_FIRMA_TASCA'</text:span><text:span text:style-name="T35">, </text:span><text:span text:style-name="T60">'TASCA_ID'</text:span><text:span text:style-name="T35">, </text:span><text:span text:style-name="T60">'DOCUMENT_ID'</text:span><text:span text:style-name="T35">);</text:span></text:p>
            <text:p text:style-name="P113"><text:span text:style-name="T35"><text:s/>Borra_restr(</text:span><text:span text:style-name="T60">'hel_firma_tasca'</text:span><text:span text:style-name="T35">, </text:span><text:span text:style-name="T60">'TASCA_ID'</text:span><text:span text:style-name="T35">, </text:span><text:span text:style-name="T60">'ORDRE'</text:span><text:span text:style-name="T35">);</text:span></text:p>
            <text:p text:style-name="P87"><text:span text:style-name="T50">END</text:span><text:span text:style-name="T53">;</text:span></text:p>
          </table:table-cell>
        </table:table-row>
      </table:table>
      <text:p text:style-name="P134"/>
      <text:p text:style-name="P24"/>
      <text:p text:style-name="P45">Propietats globals: </text:p>
      <text:p text:style-name="P45"/>
      <text:list xml:id="list3596749450" text:style-name="L44">
        <text:list-item>
          <text:p text:style-name="P216">Sense canvis</text:p>
        </text:list-item>
      </text:list>
      <text:p text:style-name="P132"/>
      <text:p text:style-name="P132"/>
      <text:list xml:id="list155455427661778" text:continue-list="list155456767528007" text:style-name="Outline">
        <text:list-item>
          <text:list>
            <text:list-item>
              <text:h text:style-name="P157" text:outline-level="2"><text:bookmark-start text:name="__RefHeading___Toc54131_81651155"/><text:span text:style-name="T47">v3.2.10</text:span><text:span text:style-name="T69">8</text:span><text:span text:style-name="T70"> </text:span><text:span text:style-name="T76">R</text:span><text:span text:style-name="T78">evisió Helium-</text:span><text:span text:style-name="T76">Notib</text:span><text:bookmark-end text:name="__RefHeading___Toc54131_81651155"/></text:h>
            </text:list-item>
          </text:list>
        </text:list-item>
      </text:list>
      <text:p text:style-name="P25">Data: </text:p>
      <text:p text:style-name="P94"><text:span text:style-name="T3"><text:tab/>21/11/2019</text:span></text:p>
      <text:p text:style-name="P62">Resum: </text:p>
      <text:p text:style-name="P62"><text:tab/>Revisió de la integració amb el NOTIB i resolució de diferents errors.</text:p>
      <text:p text:style-name="P62"/>
      <text:p text:style-name="P94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94"/>
      <text:list xml:id="list155456464494670" text:continue-list="list155456161616693" text:style-name="L27">
        <text:list-item>
          <text:p text:style-name="P172"><text:a xlink:type="simple" xlink:href="https://github.com/GovernIB/helium/issues/1314" text:style-name="Internet_20_link" text:visited-style-name="Visited_20_Internet_20_Link">#1314</text:a><text:span text:style-name="T82"> </text:span>Afegir dades d'enviament als interessats per a les notificacions postals</text:p>
        </text:list-item>
        <text:list-item>
          <text:p text:style-name="P172"><text:a xlink:type="simple" xlink:href="https://github.com/GovernIB/helium/issues/1347" text:style-name="Internet_20_link" text:visited-style-name="Visited_20_Internet_20_Link">#1347</text:a><text:span text:style-name="T82"> </text:span>Revisar integració Helium - Notib</text:p>
        </text:list-item>
        <text:list-item>
          <text:p text:style-name="P173"><text:a xlink:type="simple" xlink:href="https://github.com/GovernIB/helium/issues/1349" text:style-name="Internet_20_link" text:visited-style-name="Visited_20_Internet_20_Link">#1349</text:a><text:span text:style-name="T83"> </text:span>Error amb les validacions de variables</text:p>
        </text:list-item>
        <text:list-item>
          <text:p text:style-name="P173"><text:a xlink:type="simple" xlink:href="https://github.com/GovernIB/helium/issues/1345" text:style-name="Internet_20_link" text:visited-style-name="Visited_20_Internet_20_Link">#1345</text:a><text:span text:style-name="T83"> </text:span>Expedients duplicats a Lucene</text:p>
        </text:list-item>
        <text:list-item>
          <text:p text:style-name="P174"><text:a xlink:type="simple" xlink:href="https://github.com/GovernIB/helium/issues/1354" text:style-name="Internet_20_link" text:visited-style-name="Visited_20_Internet_20_Link">#1354</text:a><text:span text:style-name="T86"> </text:span>Errors trobats en la integració Helium-Notib</text:p>
        </text:list-item>
        <text:list-item>
          <text:p text:style-name="P174"><text:a xlink:type="simple" xlink:href="https://github.com/GovernIB/helium/issues/1356" text:style-name="Internet_20_link" text:visited-style-name="Visited_20_Internet_20_Link">#1356</text:a><text:span text:style-name="T86"> </text:span>Error guardant repros amb més de 4000 caràcters d'informació</text:p>
        </text:list-item>
        <text:list-item>
          <text:p text:style-name="P174"><text:a xlink:type="simple" xlink:href="https://github.com/GovernIB/helium/issues/1357" text:style-name="Internet_20_link" text:visited-style-name="Visited_20_Internet_20_Link">#1357</text:a><text:span text:style-name="T86"> </text:span>Error permisos accedint al disseny de les definicions de procés</text:p>
        </text:list-item>
        <text:list-item>
          <text:p text:style-name="P174"><text:a xlink:type="simple" xlink:href="https://github.com/GovernIB/helium/issues/1355" text:style-name="Internet_20_link" text:visited-style-name="Visited_20_Internet_20_Link">#1355</text:a><text:span text:style-name="T86"> </text:span>Replicació de documents a l'Arxiu en la generació de plantilles</text:p>
        </text:list-item>
        <text:list-item>
          <text:p text:style-name="P174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174"><text:a xlink:type="simple" xlink:href="https://github.com/GovernIB/helium/issues/1351" text:style-name="Internet_20_link" text:visited-style-name="Visited_20_Internet_20_Link">#1351</text:a><text:span text:style-name="T86"> </text:span>Error guardant repros </text:p>
        </text:list-item>
        <text:list-item>
          <text:p text:style-name="P174"><text:a xlink:type="simple" xlink:href="https://github.com/GovernIB/helium/issues/1350" text:style-name="Internet_20_link" text:visited-style-name="Visited_20_Internet_20_Link">#1350</text:a><text:span text:style-name="T86"> </text:span>Error de permisos accedint a les dades NTI/Arxiu per usuaris administradors </text:p>
        </text:list-item>
        <text:list-item>
          <text:p text:style-name="P175"><text:a xlink:type="simple" xlink:href="https://github.com/GovernIB/helium/issues/1358" text:style-name="Internet_20_link" text:visited-style-name="Visited_20_Internet_20_Link">#1358</text:a><text:span text:style-name="T87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155456420740129" text:continue-list="list316490868" text:style-name="L24">
        <text:list-item>
          <text:p text:style-name="P200">Nous camps pels interessats<text:span text:style-name="T85">. Augmentar capacitat de les repros.</text:span></text:p>
          <text:list>
            <text:list-item>
              <text:p text:style-name="P201"><text:span text:style-name="T17">helium_update_3.2.10</text:span><text:span text:style-name="T18">8</text:span><text:span text:style-name="T17">.sql</text:span><text:span text:style-name="T19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91">-------------------------------------------------------------------</text:p>
            <text:p text:style-name="P121">-- #1314 Afegir dades d'enviament als interessats per a les notificacions postals</text:p>
            <text:p text:style-name="P121">-------------------------------------------------------------------</text:p>
            <text:p text:style-name="P112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ENTREGAPOSTAL NUMBER(1,0) </text:span><text:span text:style-name="T50">DEFAULT</text:span><text:span text:style-name="T35"> 0 </text:span><text:span text:style-name="T50">NOT</text:span><text:span text:style-name="T35"> </text:span><text:span text:style-name="T52">NULL</text:span><text:span text:style-name="T35">;</text:span></text:p>
            <text:p text:style-name="P112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ENTREGATIPUS NUMBER(10,0);</text:span></text:p>
            <text:p text:style-name="P112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LINIA1 VARCHAR2(50 </text:span><text:span text:style-name="T50">CHAR</text:span><text:span text:style-name="T35">);</text:span></text:p>
            <text:p text:style-name="P112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LINIA2 VARCHAR2(50 </text:span><text:span text:style-name="T50">CHAR</text:span><text:span text:style-name="T35">);</text:span></text:p>
            <text:p text:style-name="P112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ENTREGADEH NUMBER(1,0) </text:span><text:span text:style-name="T50">DEFAULT</text:span><text:span text:style-name="T35"> 0 </text:span><text:span text:style-name="T50">NOT</text:span><text:span text:style-name="T35"> </text:span><text:span text:style-name="T52">NULL</text:span><text:span text:style-name="T35">;</text:span></text:p>
            <text:p text:style-name="P112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ENTREGADEHOBLIGAT NUMBER(1,0) </text:span><text:span text:style-name="T50">DEFAULT</text:span><text:span text:style-name="T35"> 0 </text:span><text:span text:style-name="T50">NOT</text:span><text:span text:style-name="T35"> </text:span><text:span text:style-name="T52">NULL</text:span><text:span text:style-name="T35">;</text:span></text:p>
            <text:p text:style-name="P91"><text:span text:style-name="T51">ALTER</text:span><text:span text:style-name="T30"> </text:span><text:span text:style-name="T51">TABLE</text:span><text:span text:style-name="T30"> HEL_INTERESSAT </text:span><text:span text:style-name="T51">ADD</text:span><text:span text:style-name="T30"> CODIPOSTAL VARCHAR2(5 </text:span><text:span text:style-name="T51">CHAR</text:span><text:span text:style-name="T30">);</text:span></text:p>
            <text:p text:style-name="P88"><text:span text:style-name="T51">ALTER</text:span> <text:span text:style-name="T51">TABLE</text:span> HEL_INTERESSAT <text:span text:style-name="T51">ADD</text:span> DIR3CODI VARCHAR2(9 <text:span text:style-name="T51">CHAR</text:span>);</text:p>
            <text:p text:style-name="P96"/>
            <text:p text:style-name="P91">-------------------------------------------------------------------</text:p>
            <text:p text:style-name="P121">-- #1356 Error guardant repros amb més de 4000 caràcters d'informació</text:p>
            <text:p text:style-name="P121">-- Canvia la columna valors per un clob</text:p>
            <text:p text:style-name="P121">-------------------------------------------------------------------</text:p>
            <text:p text:style-name="P112"><text:span text:style-name="T50">ALTER</text:span><text:span text:style-name="T35"> </text:span><text:span text:style-name="T50">TABLE</text:span><text:span text:style-name="T35"> HEL_REPRO </text:span><text:span text:style-name="T50">ADD</text:span><text:span text:style-name="T35"> (tmpvalors <text:s/>CLOB);</text:span></text:p>
            <text:p text:style-name="P112"><text:span text:style-name="T50">UPDATE</text:span><text:span text:style-name="T35"> HEL_REPRO </text:span><text:span text:style-name="T50">SET</text:span><text:span text:style-name="T35"> tmpvalors=valors;</text:span></text:p>
            <text:p text:style-name="P112"><text:span text:style-name="T50">COMMIT</text:span><text:span text:style-name="T35">;</text:span></text:p>
            <text:p text:style-name="P112"><text:span text:style-name="T50">ALTER</text:span><text:span text:style-name="T35"> </text:span><text:span text:style-name="T50">TABLE</text:span><text:span text:style-name="T35"> HEL_REPRO </text:span><text:span text:style-name="T50">DROP</text:span><text:span text:style-name="T35"> </text:span><text:span text:style-name="T50">COLUMN</text:span><text:span text:style-name="T35"> valors;</text:span></text:p>
            <text:p text:style-name="P88"><text:span text:style-name="T51">ALTER</text:span> <text:span text:style-name="T51">TABLE</text:span> HEL_REPRO RENAME <text:span text:style-name="T51">COLUMN</text:span> tmpvalors TO valors;</text:p>
          </table:table-cell>
        </table:table-row>
      </table:table>
      <text:p text:style-name="P135"/>
      <text:p text:style-name="P46">Propietats globals: </text:p>
      <text:p text:style-name="P46"><text:soft-page-break/></text:p>
      <text:list xml:id="list2619517768" text:style-name="L45">
        <text:list-item>
          <text:p text:style-name="P213"><text:span text:style-name="T39">S</text:span>ense canvis</text:p>
        </text:list-item>
      </text:list>
      <text:p text:style-name="P129"/>
      <text:p text:style-name="P12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28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9</text:page-number></text:span><text:span text:style-name="MT1"><text:s/>/ </text:span><text:span text:style-name="MT1"><text:page-count>29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11-21T15:54:55.092000137">21/11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DT2H46M26S</meta:editing-duration>
    <meta:editing-cycles>76</meta:editing-cycles>
    <meta:generator>LibreOffice/6.3.0.4$Windows_X86_64 LibreOffice_project/057fc023c990d676a43019934386b85b21a9ee99</meta:generator>
    <dc:date>2019-11-21T15:54:54.665000000</dc:date>
    <meta:document-statistic meta:table-count="13" meta:image-count="0" meta:object-count="0" meta:page-count="29" meta:paragraph-count="554" meta:word-count="3245" meta:character-count="23965" meta:non-whitespace-character-count="21077"/>
  </office:meta>
</office:document-meta>
</file>